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17.87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10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1" table:number-columns-repeated="1009" table:default-cell-style-name="Default"/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DEGREES(ATAN(([.$A2]-1)/([.B$1]-1)))" office:value-type="float" office:value="26.565051177078" calcext:value-type="float">
            <text:p>26,57</text:p>
          </table:table-cell>
          <table:table-cell table:style-name="ce1" table:formula="of:=DEGREES(ATAN(([.$A2]-1)/([.C$1]-1)))" office:value-type="float" office:value="18.434948822922" calcext:value-type="float">
            <text:p>18,43</text:p>
          </table:table-cell>
          <table:table-cell table:style-name="ce1" table:formula="of:=DEGREES(ATAN(([.$A2]-1)/([.D$1]-1)))" office:value-type="float" office:value="14.0362434679265" calcext:value-type="float">
            <text:p>14,04</text:p>
          </table:table-cell>
          <table:table-cell table:style-name="ce1" table:formula="of:=DEGREES(ATAN(([.$A2]-1)/([.E$1]-1)))" office:value-type="float" office:value="11.3099324740202" calcext:value-type="float">
            <text:p>11,31</text:p>
          </table:table-cell>
          <table:table-cell table:style-name="ce1" table:formula="of:=DEGREES(ATAN(([.$A2]-1)/([.F$1]-1)))" office:value-type="float" office:value="9.46232220802562" calcext:value-type="float">
            <text:p>9,46</text:p>
          </table:table-cell>
          <table:table-cell table:style-name="ce1" table:formula="of:=DEGREES(ATAN(([.$A2]-1)/([.G$1]-1)))" office:value-type="float" office:value="8.13010235415598" calcext:value-type="float">
            <text:p>8,13</text:p>
          </table:table-cell>
          <table:table-cell table:style-name="ce1" table:formula="of:=DEGREES(ATAN(([.$A2]-1)/([.H$1]-1)))" office:value-type="float" office:value="7.1250163489018" calcext:value-type="float">
            <text:p>7,13</text:p>
          </table:table-cell>
          <table:table-cell table:style-name="ce1" table:formula="of:=DEGREES(ATAN(([.$A2]-1)/([.I$1]-1)))" office:value-type="float" office:value="6.34019174590991" calcext:value-type="float">
            <text:p>6,34</text:p>
          </table:table-cell>
          <table:table-cell table:style-name="ce1" table:formula="of:=DEGREES(ATAN(([.$A2]-1)/([.J$1]-1)))" office:value-type="float" office:value="5.71059313749964" calcext:value-type="float">
            <text:p>5,71</text:p>
          </table:table-cell>
          <table:table-cell table:style-name="ce1" table:formula="of:=DEGREES(ATAN(([.$A2]-1)/([.K$1]-1)))" office:value-type="float" office:value="5.19442890773481" calcext:value-type="float">
            <text:p>5,19</text:p>
          </table:table-cell>
          <table:table-cell table:style-name="ce1" table:formula="of:=DEGREES(ATAN(([.$A2]-1)/([.L$1]-1)))" office:value-type="float" office:value="4.76364169072618" calcext:value-type="float">
            <text:p>4,76</text:p>
          </table:table-cell>
          <table:table-cell table:style-name="ce1" table:formula="of:=DEGREES(ATAN(([.$A2]-1)/([.M$1]-1)))" office:value-type="float" office:value="4.39870535499553" calcext:value-type="float">
            <text:p>4,40</text:p>
          </table:table-cell>
          <table:table-cell table:style-name="ce1" table:formula="of:=DEGREES(ATAN(([.$A2]-1)/([.N$1]-1)))" office:value-type="float" office:value="4.08561677997488" calcext:value-type="float">
            <text:p>4,09</text:p>
          </table:table-cell>
          <table:table-cell table:style-name="ce1" table:formula="of:=DEGREES(ATAN(([.$A2]-1)/([.O$1]-1)))" office:value-type="float" office:value="3.81407483429035" calcext:value-type="float">
            <text:p>3,8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DEGREES(ATAN(([.$A3]-1)/([.B$1]-1)))" office:value-type="float" office:value="45" calcext:value-type="float">
            <text:p>45,00</text:p>
          </table:table-cell>
          <table:table-cell table:style-name="ce1" table:formula="of:=DEGREES(ATAN(([.$A3]-1)/([.C$1]-1)))" office:value-type="float" office:value="33.6900675259798" calcext:value-type="float">
            <text:p>33,69</text:p>
          </table:table-cell>
          <table:table-cell table:style-name="ce1" table:formula="of:=DEGREES(ATAN(([.$A3]-1)/([.D$1]-1)))" office:value-type="float" office:value="26.565051177078" calcext:value-type="float">
            <text:p>26,57</text:p>
          </table:table-cell>
          <table:table-cell table:style-name="ce1" table:formula="of:=DEGREES(ATAN(([.$A3]-1)/([.E$1]-1)))" office:value-type="float" office:value="21.8014094863518" calcext:value-type="float">
            <text:p>21,80</text:p>
          </table:table-cell>
          <table:table-cell table:style-name="ce1" table:formula="of:=DEGREES(ATAN(([.$A3]-1)/([.F$1]-1)))" office:value-type="float" office:value="18.434948822922" calcext:value-type="float">
            <text:p>18,43</text:p>
          </table:table-cell>
          <table:table-cell table:style-name="ce1" table:formula="of:=DEGREES(ATAN(([.$A3]-1)/([.G$1]-1)))" office:value-type="float" office:value="15.9453959009229" calcext:value-type="float">
            <text:p>15,95</text:p>
          </table:table-cell>
          <table:table-cell table:style-name="ce1" table:formula="of:=DEGREES(ATAN(([.$A3]-1)/([.H$1]-1)))" office:value-type="float" office:value="14.0362434679265" calcext:value-type="float">
            <text:p>14,04</text:p>
          </table:table-cell>
          <table:table-cell table:style-name="ce1" table:formula="of:=DEGREES(ATAN(([.$A3]-1)/([.I$1]-1)))" office:value-type="float" office:value="12.5288077091515" calcext:value-type="float">
            <text:p>12,53</text:p>
          </table:table-cell>
          <table:table-cell table:style-name="ce1" table:formula="of:=DEGREES(ATAN(([.$A3]-1)/([.J$1]-1)))" office:value-type="float" office:value="11.3099324740202" calcext:value-type="float">
            <text:p>11,31</text:p>
          </table:table-cell>
          <table:table-cell table:style-name="ce1" table:formula="of:=DEGREES(ATAN(([.$A3]-1)/([.K$1]-1)))" office:value-type="float" office:value="10.304846468766" calcext:value-type="float">
            <text:p>10,30</text:p>
          </table:table-cell>
          <table:table-cell table:style-name="ce1" table:formula="of:=DEGREES(ATAN(([.$A3]-1)/([.L$1]-1)))" office:value-type="float" office:value="9.46232220802562" calcext:value-type="float">
            <text:p>9,46</text:p>
          </table:table-cell>
          <table:table-cell table:style-name="ce1" table:formula="of:=DEGREES(ATAN(([.$A3]-1)/([.M$1]-1)))" office:value-type="float" office:value="8.74616226255521" calcext:value-type="float">
            <text:p>8,75</text:p>
          </table:table-cell>
          <table:table-cell table:style-name="ce1" table:formula="of:=DEGREES(ATAN(([.$A3]-1)/([.N$1]-1)))" office:value-type="float" office:value="8.13010235415598" calcext:value-type="float">
            <text:p>8,13</text:p>
          </table:table-cell>
          <table:table-cell table:style-name="ce1" table:formula="of:=DEGREES(ATAN(([.$A3]-1)/([.O$1]-1)))" office:value-type="float" office:value="7.59464336859145" calcext:value-type="float">
            <text:p>7,59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style-name="ce1" table:formula="of:=DEGREES(ATAN(([.$A4]-1)/([.C$1]-1)))" office:value-type="float" office:value="45" calcext:value-type="float">
            <text:p>45,00</text:p>
          </table:table-cell>
          <table:table-cell table:style-name="ce1" table:formula="of:=DEGREES(ATAN(([.$A4]-1)/([.D$1]-1)))" office:value-type="float" office:value="36.869897645844" calcext:value-type="float">
            <text:p>36,87</text:p>
          </table:table-cell>
          <table:table-cell table:style-name="ce1" table:formula="of:=DEGREES(ATAN(([.$A4]-1)/([.E$1]-1)))" office:value-type="float" office:value="30.9637565320735" calcext:value-type="float">
            <text:p>30,96</text:p>
          </table:table-cell>
          <table:table-cell table:style-name="ce1" table:formula="of:=DEGREES(ATAN(([.$A4]-1)/([.F$1]-1)))" office:value-type="float" office:value="26.565051177078" calcext:value-type="float">
            <text:p>26,57</text:p>
          </table:table-cell>
          <table:table-cell table:style-name="ce1" table:formula="of:=DEGREES(ATAN(([.$A4]-1)/([.G$1]-1)))" office:value-type="float" office:value="23.1985905136482" calcext:value-type="float">
            <text:p>23,20</text:p>
          </table:table-cell>
          <table:table-cell table:style-name="ce1" table:formula="of:=DEGREES(ATAN(([.$A4]-1)/([.H$1]-1)))" office:value-type="float" office:value="20.5560452195835" calcext:value-type="float">
            <text:p>20,56</text:p>
          </table:table-cell>
          <table:table-cell table:style-name="ce1" table:formula="of:=DEGREES(ATAN(([.$A4]-1)/([.I$1]-1)))" office:value-type="float" office:value="18.434948822922" calcext:value-type="float">
            <text:p>18,43</text:p>
          </table:table-cell>
          <table:table-cell table:style-name="ce1" table:formula="of:=DEGREES(ATAN(([.$A4]-1)/([.J$1]-1)))" office:value-type="float" office:value="16.6992442339936" calcext:value-type="float">
            <text:p>16,70</text:p>
          </table:table-cell>
          <table:table-cell table:style-name="ce1" table:formula="of:=DEGREES(ATAN(([.$A4]-1)/([.K$1]-1)))" office:value-type="float" office:value="15.2551187030578" calcext:value-type="float">
            <text:p>15,26</text:p>
          </table:table-cell>
          <table:table-cell table:style-name="ce1" table:formula="of:=DEGREES(ATAN(([.$A4]-1)/([.L$1]-1)))" office:value-type="float" office:value="14.0362434679265" calcext:value-type="float">
            <text:p>14,04</text:p>
          </table:table-cell>
          <table:table-cell table:style-name="ce1" table:formula="of:=DEGREES(ATAN(([.$A4]-1)/([.M$1]-1)))" office:value-type="float" office:value="12.9946167919165" calcext:value-type="float">
            <text:p>12,99</text:p>
          </table:table-cell>
          <table:table-cell table:style-name="ce1" table:formula="of:=DEGREES(ATAN(([.$A4]-1)/([.N$1]-1)))" office:value-type="float" office:value="12.0947570770121" calcext:value-type="float">
            <text:p>12,09</text:p>
          </table:table-cell>
          <table:table-cell table:style-name="ce1" table:formula="of:=DEGREES(ATAN(([.$A4]-1)/([.O$1]-1)))" office:value-type="float" office:value="11.3099324740202" calcext:value-type="float">
            <text:p>11,31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number-columns-repeated="2"/>
          <table:table-cell table:style-name="ce1" table:formula="of:=DEGREES(ATAN(([.$A5]-1)/([.D$1]-1)))" office:value-type="float" office:value="45" calcext:value-type="float">
            <text:p>45,00</text:p>
          </table:table-cell>
          <table:table-cell table:style-name="ce1" table:formula="of:=DEGREES(ATAN(([.$A5]-1)/([.E$1]-1)))" office:value-type="float" office:value="38.6598082540901" calcext:value-type="float">
            <text:p>38,66</text:p>
          </table:table-cell>
          <table:table-cell table:style-name="ce1" table:formula="of:=DEGREES(ATAN(([.$A5]-1)/([.F$1]-1)))" office:value-type="float" office:value="33.6900675259798" calcext:value-type="float">
            <text:p>33,69</text:p>
          </table:table-cell>
          <table:table-cell table:style-name="ce1" table:formula="of:=DEGREES(ATAN(([.$A5]-1)/([.G$1]-1)))" office:value-type="float" office:value="29.7448812969422" calcext:value-type="float">
            <text:p>29,74</text:p>
          </table:table-cell>
          <table:table-cell table:style-name="ce1" table:formula="of:=DEGREES(ATAN(([.$A5]-1)/([.H$1]-1)))" office:value-type="float" office:value="26.565051177078" calcext:value-type="float">
            <text:p>26,57</text:p>
          </table:table-cell>
          <table:table-cell table:style-name="ce1" table:formula="of:=DEGREES(ATAN(([.$A5]-1)/([.I$1]-1)))" office:value-type="float" office:value="23.9624889745782" calcext:value-type="float">
            <text:p>23,96</text:p>
          </table:table-cell>
          <table:table-cell table:style-name="ce1" table:formula="of:=DEGREES(ATAN(([.$A5]-1)/([.J$1]-1)))" office:value-type="float" office:value="21.8014094863518" calcext:value-type="float">
            <text:p>21,80</text:p>
          </table:table-cell>
          <table:table-cell table:style-name="ce1" table:formula="of:=DEGREES(ATAN(([.$A5]-1)/([.K$1]-1)))" office:value-type="float" office:value="19.9831065219" calcext:value-type="float">
            <text:p>19,98</text:p>
          </table:table-cell>
          <table:table-cell table:style-name="ce1" table:formula="of:=DEGREES(ATAN(([.$A5]-1)/([.L$1]-1)))" office:value-type="float" office:value="18.434948822922" calcext:value-type="float">
            <text:p>18,43</text:p>
          </table:table-cell>
          <table:table-cell table:style-name="ce1" table:formula="of:=DEGREES(ATAN(([.$A5]-1)/([.M$1]-1)))" office:value-type="float" office:value="17.1027289690524" calcext:value-type="float">
            <text:p>17,10</text:p>
          </table:table-cell>
          <table:table-cell table:style-name="ce1" table:formula="of:=DEGREES(ATAN(([.$A5]-1)/([.N$1]-1)))" office:value-type="float" office:value="15.9453959009229" calcext:value-type="float">
            <text:p>15,95</text:p>
          </table:table-cell>
          <table:table-cell table:style-name="ce1" table:formula="of:=DEGREES(ATAN(([.$A5]-1)/([.O$1]-1)))" office:value-type="float" office:value="14.9314171781376" calcext:value-type="float">
            <text:p>14,9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3"/>
          <table:table-cell table:style-name="ce1" table:formula="of:=DEGREES(ATAN(([.$A6]-1)/([.E$1]-1)))" office:value-type="float" office:value="45" calcext:value-type="float">
            <text:p>45,00</text:p>
          </table:table-cell>
          <table:table-cell table:style-name="ce1" table:formula="of:=DEGREES(ATAN(([.$A6]-1)/([.F$1]-1)))" office:value-type="float" office:value="39.8055710922652" calcext:value-type="float">
            <text:p>39,81</text:p>
          </table:table-cell>
          <table:table-cell table:style-name="ce1" table:formula="of:=DEGREES(ATAN(([.$A6]-1)/([.G$1]-1)))" office:value-type="float" office:value="35.5376777919744" calcext:value-type="float">
            <text:p>35,54</text:p>
          </table:table-cell>
          <table:table-cell table:style-name="ce1" table:formula="of:=DEGREES(ATAN(([.$A6]-1)/([.H$1]-1)))" office:value-type="float" office:value="32.0053832080835" calcext:value-type="float">
            <text:p>32,01</text:p>
          </table:table-cell>
          <table:table-cell table:style-name="ce1" table:formula="of:=DEGREES(ATAN(([.$A6]-1)/([.I$1]-1)))" office:value-type="float" office:value="29.0546040990771" calcext:value-type="float">
            <text:p>29,05</text:p>
          </table:table-cell>
          <table:table-cell table:style-name="ce1" table:formula="of:=DEGREES(ATAN(([.$A6]-1)/([.J$1]-1)))" office:value-type="float" office:value="26.565051177078" calcext:value-type="float">
            <text:p>26,57</text:p>
          </table:table-cell>
          <table:table-cell table:style-name="ce1" table:formula="of:=DEGREES(ATAN(([.$A6]-1)/([.K$1]-1)))" office:value-type="float" office:value="24.4439547804165" calcext:value-type="float">
            <text:p>24,44</text:p>
          </table:table-cell>
          <table:table-cell table:style-name="ce1" table:formula="of:=DEGREES(ATAN(([.$A6]-1)/([.L$1]-1)))" office:value-type="float" office:value="22.6198649480404" calcext:value-type="float">
            <text:p>22,62</text:p>
          </table:table-cell>
          <table:table-cell table:style-name="ce1" table:formula="of:=DEGREES(ATAN(([.$A6]-1)/([.M$1]-1)))" office:value-type="float" office:value="21.0375110254218" calcext:value-type="float">
            <text:p>21,04</text:p>
          </table:table-cell>
          <table:table-cell table:style-name="ce1" table:formula="of:=DEGREES(ATAN(([.$A6]-1)/([.N$1]-1)))" office:value-type="float" office:value="19.6538240580533" calcext:value-type="float">
            <text:p>19,65</text:p>
          </table:table-cell>
          <table:table-cell table:style-name="ce1" table:formula="of:=DEGREES(ATAN(([.$A6]-1)/([.O$1]-1)))" office:value-type="float" office:value="18.434948822922" calcext:value-type="float">
            <text:p>18,43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4"/>
          <table:table-cell table:style-name="ce1" table:formula="of:=DEGREES(ATAN(([.$A7]-1)/([.F$1]-1)))" office:value-type="float" office:value="45" calcext:value-type="float">
            <text:p>45,00</text:p>
          </table:table-cell>
          <table:table-cell table:style-name="ce1" table:formula="of:=DEGREES(ATAN(([.$A7]-1)/([.G$1]-1)))" office:value-type="float" office:value="40.6012946450045" calcext:value-type="float">
            <text:p>40,60</text:p>
          </table:table-cell>
          <table:table-cell table:style-name="ce1" table:formula="of:=DEGREES(ATAN(([.$A7]-1)/([.H$1]-1)))" office:value-type="float" office:value="36.869897645844" calcext:value-type="float">
            <text:p>36,87</text:p>
          </table:table-cell>
          <table:table-cell table:style-name="ce1" table:formula="of:=DEGREES(ATAN(([.$A7]-1)/([.I$1]-1)))" office:value-type="float" office:value="33.6900675259798" calcext:value-type="float">
            <text:p>33,69</text:p>
          </table:table-cell>
          <table:table-cell table:style-name="ce1" table:formula="of:=DEGREES(ATAN(([.$A7]-1)/([.J$1]-1)))" office:value-type="float" office:value="30.9637565320735" calcext:value-type="float">
            <text:p>30,96</text:p>
          </table:table-cell>
          <table:table-cell table:style-name="ce1" table:formula="of:=DEGREES(ATAN(([.$A7]-1)/([.K$1]-1)))" office:value-type="float" office:value="28.6104596659652" calcext:value-type="float">
            <text:p>28,61</text:p>
          </table:table-cell>
          <table:table-cell table:style-name="ce1" table:formula="of:=DEGREES(ATAN(([.$A7]-1)/([.L$1]-1)))" office:value-type="float" office:value="26.565051177078" calcext:value-type="float">
            <text:p>26,57</text:p>
          </table:table-cell>
          <table:table-cell table:style-name="ce1" table:formula="of:=DEGREES(ATAN(([.$A7]-1)/([.M$1]-1)))" office:value-type="float" office:value="24.7751405688319" calcext:value-type="float">
            <text:p>24,78</text:p>
          </table:table-cell>
          <table:table-cell table:style-name="ce1" table:formula="of:=DEGREES(ATAN(([.$A7]-1)/([.N$1]-1)))" office:value-type="float" office:value="23.1985905136482" calcext:value-type="float">
            <text:p>23,20</text:p>
          </table:table-cell>
          <table:table-cell table:style-name="ce1" table:formula="of:=DEGREES(ATAN(([.$A7]-1)/([.O$1]-1)))" office:value-type="float" office:value="21.8014094863518" calcext:value-type="float">
            <text:p>21,8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number-columns-repeated="5"/>
          <table:table-cell table:style-name="ce1" table:formula="of:=DEGREES(ATAN(([.$A8]-1)/([.G$1]-1)))" office:value-type="float" office:value="45" calcext:value-type="float">
            <text:p>45,00</text:p>
          </table:table-cell>
          <table:table-cell table:style-name="ce1" table:formula="of:=DEGREES(ATAN(([.$A8]-1)/([.H$1]-1)))" office:value-type="float" office:value="41.1859251657097" calcext:value-type="float">
            <text:p>41,19</text:p>
          </table:table-cell>
          <table:table-cell table:style-name="ce1" table:formula="of:=DEGREES(ATAN(([.$A8]-1)/([.I$1]-1)))" office:value-type="float" office:value="37.8749836510982" calcext:value-type="float">
            <text:p>37,87</text:p>
          </table:table-cell>
          <table:table-cell table:style-name="ce1" table:formula="of:=DEGREES(ATAN(([.$A8]-1)/([.J$1]-1)))" office:value-type="float" office:value="34.9920201985587" calcext:value-type="float">
            <text:p>34,99</text:p>
          </table:table-cell>
          <table:table-cell table:style-name="ce1" table:formula="of:=DEGREES(ATAN(([.$A8]-1)/([.K$1]-1)))" office:value-type="float" office:value="32.4711922908485" calcext:value-type="float">
            <text:p>32,47</text:p>
          </table:table-cell>
          <table:table-cell table:style-name="ce1" table:formula="of:=DEGREES(ATAN(([.$A8]-1)/([.L$1]-1)))" office:value-type="float" office:value="30.2564371635293" calcext:value-type="float">
            <text:p>30,26</text:p>
          </table:table-cell>
          <table:table-cell table:style-name="ce1" table:formula="of:=DEGREES(ATAN(([.$A8]-1)/([.M$1]-1)))" office:value-type="float" office:value="28.3007557660064" calcext:value-type="float">
            <text:p>28,30</text:p>
          </table:table-cell>
          <table:table-cell table:style-name="ce1" table:formula="of:=DEGREES(ATAN(([.$A8]-1)/([.N$1]-1)))" office:value-type="float" office:value="26.565051177078" calcext:value-type="float">
            <text:p>26,57</text:p>
          </table:table-cell>
          <table:table-cell table:style-name="ce1" table:formula="of:=DEGREES(ATAN(([.$A8]-1)/([.O$1]-1)))" office:value-type="float" office:value="25.0168934781" calcext:value-type="float">
            <text:p>25,02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number-columns-repeated="6"/>
          <table:table-cell table:style-name="ce1" table:formula="of:=DEGREES(ATAN(([.$A9]-1)/([.H$1]-1)))" office:value-type="float" office:value="45" calcext:value-type="float">
            <text:p>45,00</text:p>
          </table:table-cell>
          <table:table-cell table:style-name="ce1" table:formula="of:=DEGREES(ATAN(([.$A9]-1)/([.I$1]-1)))" office:value-type="float" office:value="41.6335393365702" calcext:value-type="float">
            <text:p>41,63</text:p>
          </table:table-cell>
          <table:table-cell table:style-name="ce1" table:formula="of:=DEGREES(ATAN(([.$A9]-1)/([.J$1]-1)))" office:value-type="float" office:value="38.6598082540901" calcext:value-type="float">
            <text:p>38,66</text:p>
          </table:table-cell>
          <table:table-cell table:style-name="ce1" table:formula="of:=DEGREES(ATAN(([.$A9]-1)/([.K$1]-1)))" office:value-type="float" office:value="36.0273733851036" calcext:value-type="float">
            <text:p>36,03</text:p>
          </table:table-cell>
          <table:table-cell table:style-name="ce1" table:formula="of:=DEGREES(ATAN(([.$A9]-1)/([.L$1]-1)))" office:value-type="float" office:value="33.6900675259798" calcext:value-type="float">
            <text:p>33,69</text:p>
          </table:table-cell>
          <table:table-cell table:style-name="ce1" table:formula="of:=DEGREES(ATAN(([.$A9]-1)/([.M$1]-1)))" office:value-type="float" office:value="31.6075022462489" calcext:value-type="float">
            <text:p>31,61</text:p>
          </table:table-cell>
          <table:table-cell table:style-name="ce1" table:formula="of:=DEGREES(ATAN(([.$A9]-1)/([.N$1]-1)))" office:value-type="float" office:value="29.7448812969422" calcext:value-type="float">
            <text:p>29,74</text:p>
          </table:table-cell>
          <table:table-cell table:style-name="ce1" table:formula="of:=DEGREES(ATAN(([.$A9]-1)/([.O$1]-1)))" office:value-type="float" office:value="28.072486935853" calcext:value-type="float">
            <text:p>28,07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number-columns-repeated="7"/>
          <table:table-cell table:style-name="ce1" table:formula="of:=DEGREES(ATAN(([.$A10]-1)/([.I$1]-1)))" office:value-type="float" office:value="45" calcext:value-type="float">
            <text:p>45,00</text:p>
          </table:table-cell>
          <table:table-cell table:style-name="ce1" table:formula="of:=DEGREES(ATAN(([.$A10]-1)/([.J$1]-1)))" office:value-type="float" office:value="41.9872124958167" calcext:value-type="float">
            <text:p>41,99</text:p>
          </table:table-cell>
          <table:table-cell table:style-name="ce1" table:formula="of:=DEGREES(ATAN(([.$A10]-1)/([.K$1]-1)))" office:value-type="float" office:value="39.2894068625004" calcext:value-type="float">
            <text:p>39,29</text:p>
          </table:table-cell>
          <table:table-cell table:style-name="ce1" table:formula="of:=DEGREES(ATAN(([.$A10]-1)/([.L$1]-1)))" office:value-type="float" office:value="36.869897645844" calcext:value-type="float">
            <text:p>36,87</text:p>
          </table:table-cell>
          <table:table-cell table:style-name="ce1" table:formula="of:=DEGREES(ATAN(([.$A10]-1)/([.M$1]-1)))" office:value-type="float" office:value="34.695153531234" calcext:value-type="float">
            <text:p>34,70</text:p>
          </table:table-cell>
          <table:table-cell table:style-name="ce1" table:formula="of:=DEGREES(ATAN(([.$A10]-1)/([.N$1]-1)))" office:value-type="float" office:value="32.7352262721076" calcext:value-type="float">
            <text:p>32,74</text:p>
          </table:table-cell>
          <table:table-cell table:style-name="ce1" table:formula="of:=DEGREES(ATAN(([.$A10]-1)/([.O$1]-1)))" office:value-type="float" office:value="30.9637565320735" calcext:value-type="float">
            <text:p>30,9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number-columns-repeated="8"/>
          <table:table-cell table:style-name="ce1" table:formula="of:=DEGREES(ATAN(([.$A11]-1)/([.J$1]-1)))" office:value-type="float" office:value="45" calcext:value-type="float">
            <text:p>45,00</text:p>
          </table:table-cell>
          <table:table-cell table:style-name="ce1" table:formula="of:=DEGREES(ATAN(([.$A11]-1)/([.K$1]-1)))" office:value-type="float" office:value="42.2736890060937" calcext:value-type="float">
            <text:p>42,27</text:p>
          </table:table-cell>
          <table:table-cell table:style-name="ce1" table:formula="of:=DEGREES(ATAN(([.$A11]-1)/([.L$1]-1)))" office:value-type="float" office:value="39.8055710922652" calcext:value-type="float">
            <text:p>39,81</text:p>
          </table:table-cell>
          <table:table-cell table:style-name="ce1" table:formula="of:=DEGREES(ATAN(([.$A11]-1)/([.M$1]-1)))" office:value-type="float" office:value="37.5685920288275" calcext:value-type="float">
            <text:p>37,57</text:p>
          </table:table-cell>
          <table:table-cell table:style-name="ce1" table:formula="of:=DEGREES(ATAN(([.$A11]-1)/([.N$1]-1)))" office:value-type="float" office:value="35.5376777919744" calcext:value-type="float">
            <text:p>35,54</text:p>
          </table:table-cell>
          <table:table-cell table:style-name="ce1" table:formula="of:=DEGREES(ATAN(([.$A11]-1)/([.O$1]-1)))" office:value-type="float" office:value="33.6900675259798" calcext:value-type="float">
            <text:p>33,69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number-columns-repeated="9"/>
          <table:table-cell table:style-name="ce1" table:formula="of:=DEGREES(ATAN(([.$A12]-1)/([.K$1]-1)))" office:value-type="float" office:value="45" calcext:value-type="float">
            <text:p>45,00</text:p>
          </table:table-cell>
          <table:table-cell table:style-name="ce1" table:formula="of:=DEGREES(ATAN(([.$A12]-1)/([.L$1]-1)))" office:value-type="float" office:value="42.5104470780008" calcext:value-type="float">
            <text:p>42,51</text:p>
          </table:table-cell>
          <table:table-cell table:style-name="ce1" table:formula="of:=DEGREES(ATAN(([.$A12]-1)/([.M$1]-1)))" office:value-type="float" office:value="40.2363583092738" calcext:value-type="float">
            <text:p>40,24</text:p>
          </table:table-cell>
          <table:table-cell table:style-name="ce1" table:formula="of:=DEGREES(ATAN(([.$A12]-1)/([.N$1]-1)))" office:value-type="float" office:value="38.1572265873691" calcext:value-type="float">
            <text:p>38,16</text:p>
          </table:table-cell>
          <table:table-cell table:style-name="ce1" table:formula="of:=DEGREES(ATAN(([.$A12]-1)/([.O$1]-1)))" office:value-type="float" office:value="36.2538377374448" calcext:value-type="float">
            <text:p>36,2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number-columns-repeated="10"/>
          <table:table-cell table:style-name="ce1" table:formula="of:=DEGREES(ATAN(([.$A13]-1)/([.L$1]-1)))" office:value-type="float" office:value="45" calcext:value-type="float">
            <text:p>45,00</text:p>
          </table:table-cell>
          <table:table-cell table:style-name="ce1" table:formula="of:=DEGREES(ATAN(([.$A13]-1)/([.M$1]-1)))" office:value-type="float" office:value="42.7093899573615" calcext:value-type="float">
            <text:p>42,71</text:p>
          </table:table-cell>
          <table:table-cell table:style-name="ce1" table:formula="of:=DEGREES(ATAN(([.$A13]-1)/([.N$1]-1)))" office:value-type="float" office:value="40.6012946450045" calcext:value-type="float">
            <text:p>40,60</text:p>
          </table:table-cell>
          <table:table-cell table:style-name="ce1" table:formula="of:=DEGREES(ATAN(([.$A13]-1)/([.O$1]-1)))" office:value-type="float" office:value="38.6598082540901" calcext:value-type="float">
            <text:p>38,66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number-columns-repeated="11"/>
          <table:table-cell table:style-name="ce1" table:formula="of:=DEGREES(ATAN(([.$A14]-1)/([.M$1]-1)))" office:value-type="float" office:value="45" calcext:value-type="float">
            <text:p>45,00</text:p>
          </table:table-cell>
          <table:table-cell table:style-name="ce1" table:formula="of:=DEGREES(ATAN(([.$A14]-1)/([.N$1]-1)))" office:value-type="float" office:value="42.8789036033386" calcext:value-type="float">
            <text:p>42,88</text:p>
          </table:table-cell>
          <table:table-cell table:style-name="ce1" table:formula="of:=DEGREES(ATAN(([.$A14]-1)/([.O$1]-1)))" office:value-type="float" office:value="40.9143832200251" calcext:value-type="float">
            <text:p>40,91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number-columns-repeated="12"/>
          <table:table-cell table:style-name="ce1" table:formula="of:=DEGREES(ATAN(([.$A15]-1)/([.N$1]-1)))" office:value-type="float" office:value="45" calcext:value-type="float">
            <text:p>45,00</text:p>
          </table:table-cell>
          <table:table-cell table:style-name="ce1" table:formula="of:=DEGREES(ATAN(([.$A15]-1)/([.O$1]-1)))" office:value-type="float" office:value="43.025065989118" calcext:value-type="float">
            <text:p>43,03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number-columns-repeated="13"/>
          <table:table-cell table:style-name="ce1" table:formula="of:=DEGREES(ATAN(([.$A16]-1)/([.O$1]-1)))" office:value-type="float" office:value="45" calcext:value-type="float">
            <text:p>45,0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DEGREES(ATAN(([.B18]-1)/([.A18]-1)))*2" office:value-type="float" office:value="53.130102354156" calcext:value-type="float">
            <text:p>53,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DEGREES(ATAN(([.B19]-1)/([.A19]-1)))*2" office:value-type="float" office:value="36.869897645844" calcext:value-type="float">
            <text:p>36,9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GREES(ATAN(([.B20]-1)/([.A20]-1)))*2" office:value-type="float" office:value="67.3801350519596" calcext:value-type="float">
            <text:p>67,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DEGREES(ATAN(([.B21]-1)/([.A21]-1)))*2" office:value-type="float" office:value="28.072486935853" calcext:value-type="float">
            <text:p>28,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DEGREES(ATAN(([.B22]-1)/([.A22]-1)))*2" office:value-type="float" office:value="53.130102354156" calcext:value-type="float">
            <text:p>53,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DEGREES(ATAN(([.B23]-1)/([.A23]-1)))*2" office:value-type="float" office:value="73.739795291688" calcext:value-type="float">
            <text:p>73,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GREES(ATAN(([.B24]-1)/([.A24]-1)))*2" office:value-type="float" office:value="22.6198649480404" calcext:value-type="float">
            <text:p>22,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DEGREES(ATAN(([.B25]-1)/([.A25]-1)))*2" office:value-type="float" office:value="43.6028189727036" calcext:value-type="float">
            <text:p>43,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DEGREES(ATAN(([.B26]-1)/([.A26]-1)))*2" office:value-type="float" office:value="61.927513064147" calcext:value-type="float">
            <text:p>61,9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DEGREES(ATAN(([.B27]-1)/([.A27]-1)))*2" office:value-type="float" office:value="77.3196165081802" calcext:value-type="float">
            <text:p>77,3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DEGREES(ATAN(([.B28]-1)/([.A28]-1)))*2" office:value-type="float" office:value="18.9246444160512" calcext:value-type="float">
            <text:p>18,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DEGREES(ATAN(([.B29]-1)/([.A29]-1)))*2" office:value-type="float" office:value="36.869897645844" calcext:value-type="float">
            <text:p>36,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DEGREES(ATAN(([.B30]-1)/([.A30]-1)))*2" office:value-type="float" office:value="53.130102354156" calcext:value-type="float">
            <text:p>53,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DEGREES(ATAN(([.B31]-1)/([.A31]-1)))*2" office:value-type="float" office:value="67.3801350519596" calcext:value-type="float">
            <text:p>67,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DEGREES(ATAN(([.B32]-1)/([.A32]-1)))*2" office:value-type="float" office:value="79.6111421845304" calcext:value-type="float">
            <text:p>79,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DEGREES(ATAN(([.B33]-1)/([.A33]-1)))*2" office:value-type="float" office:value="16.260204708312" calcext:value-type="float">
            <text:p>16,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DEGREES(ATAN(([.B34]-1)/([.A34]-1)))*2" office:value-type="float" office:value="31.8907918018457" calcext:value-type="float">
            <text:p>31,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DEGREES(ATAN(([.B35]-1)/([.A35]-1)))*2" office:value-type="float" office:value="46.3971810272964" calcext:value-type="float">
            <text:p>46,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DEGREES(ATAN(([.B36]-1)/([.A36]-1)))*2" office:value-type="float" office:value="59.4897625938845" calcext:value-type="float">
            <text:p>59,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DEGREES(ATAN(([.B37]-1)/([.A37]-1)))*2" office:value-type="float" office:value="71.0753555839488" calcext:value-type="float">
            <text:p>71,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DEGREES(ATAN(([.B38]-1)/([.A38]-1)))*2" office:value-type="float" office:value="81.2025892900089" calcext:value-type="float">
            <text:p>81,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DEGREES(ATAN(([.B39]-1)/([.A39]-1)))*2" office:value-type="float" office:value="14.2500326978036" calcext:value-type="float">
            <text:p>14,3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DEGREES(ATAN(([.B40]-1)/([.A40]-1)))*2" office:value-type="float" office:value="28.072486935853" calcext:value-type="float">
            <text:p>28,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DEGREES(ATAN(([.B41]-1)/([.A41]-1)))*2" office:value-type="float" office:value="41.1120904391669" calcext:value-type="float">
            <text:p>41,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DEGREES(ATAN(([.B42]-1)/([.A42]-1)))*2" office:value-type="float" office:value="53.130102354156" calcext:value-type="float">
            <text:p>53,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DEGREES(ATAN(([.B43]-1)/([.A43]-1)))*2" office:value-type="float" office:value="64.010766416167" calcext:value-type="float">
            <text:p>64,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DEGREES(ATAN(([.B44]-1)/([.A44]-1)))*2" office:value-type="float" office:value="73.739795291688" calcext:value-type="float">
            <text:p>73,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DEGREES(ATAN(([.B45]-1)/([.A45]-1)))*2" office:value-type="float" office:value="82.3718503314193" calcext:value-type="float">
            <text:p>82,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DEGREES(ATAN(([.B46]-1)/([.A46]-1)))*2" office:value-type="float" office:value="12.6803834918198" calcext:value-type="float">
            <text:p>12,7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DEGREES(ATAN(([.B47]-1)/([.A47]-1)))*2" office:value-type="float" office:value="25.057615418303" calcext:value-type="float">
            <text:p>25,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DEGREES(ATAN(([.B48]-1)/([.A48]-1)))*2" office:value-type="float" office:value="36.869897645844" calcext:value-type="float">
            <text:p>36,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DEGREES(ATAN(([.B49]-1)/([.A49]-1)))*2" office:value-type="float" office:value="47.9249779491564" calcext:value-type="float">
            <text:p>47,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DEGREES(ATAN(([.B50]-1)/([.A50]-1)))*2" office:value-type="float" office:value="58.1092081981543" calcext:value-type="float">
            <text:p>58,1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DEGREES(ATAN(([.B51]-1)/([.A51]-1)))*2" office:value-type="float" office:value="67.3801350519596" calcext:value-type="float">
            <text:p>67,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DEGREES(ATAN(([.B52]-1)/([.A52]-1)))*2" office:value-type="float" office:value="75.7499673021964" calcext:value-type="float">
            <text:p>75,7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DEGREES(ATAN(([.B53]-1)/([.A53]-1)))*2" office:value-type="float" office:value="83.2670786731404" calcext:value-type="float">
            <text:p>83,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DEGREES(ATAN(([.B54]-1)/([.A54]-1)))*2" office:value-type="float" office:value="11.4211862749993" calcext:value-type="float">
            <text:p>11,4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DEGREES(ATAN(([.B55]-1)/([.A55]-1)))*2" office:value-type="float" office:value="22.6198649480404" calcext:value-type="float">
            <text:p>22,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DEGREES(ATAN(([.B56]-1)/([.A56]-1)))*2" office:value-type="float" office:value="33.3984884679872" calcext:value-type="float">
            <text:p>33,4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DEGREES(ATAN(([.B57]-1)/([.A57]-1)))*2" office:value-type="float" office:value="43.6028189727036" calcext:value-type="float">
            <text:p>43,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DEGREES(ATAN(([.B58]-1)/([.A58]-1)))*2" office:value-type="float" office:value="53.130102354156" calcext:value-type="float">
            <text:p>53,1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DEGREES(ATAN(([.B59]-1)/([.A59]-1)))*2" office:value-type="float" office:value="61.927513064147" calcext:value-type="float">
            <text:p>61,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GREES(ATAN(([.B60]-1)/([.A60]-1)))*2" office:value-type="float" office:value="69.9840403971173" calcext:value-type="float">
            <text:p>70,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DEGREES(ATAN(([.B61]-1)/([.A61]-1)))*2" office:value-type="float" office:value="77.3196165081802" calcext:value-type="float">
            <text:p>77,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DEGREES(ATAN(([.B62]-1)/([.A62]-1)))*2" office:value-type="float" office:value="83.9744249916333" calcext:value-type="float">
            <text:p>84,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DEGREES(ATAN(([.B63]-1)/([.A63]-1)))*2" office:value-type="float" office:value="10.3888578154696" calcext:value-type="float">
            <text:p>10,4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DEGREES(ATAN(([.B64]-1)/([.A64]-1)))*2" office:value-type="float" office:value="20.6096929375321" calcext:value-type="float">
            <text:p>20,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GREES(ATAN(([.B65]-1)/([.A65]-1)))*2" office:value-type="float" office:value="30.5102374061155" calcext:value-type="float">
            <text:p>30,5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DEGREES(ATAN(([.B66]-1)/([.A66]-1)))*2" office:value-type="float" office:value="39.9662130438" calcext:value-type="float">
            <text:p>40,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DEGREES(ATAN(([.B67]-1)/([.A67]-1)))*2" office:value-type="float" office:value="48.8879095608331" calcext:value-type="float">
            <text:p>48,9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DEGREES(ATAN(([.B68]-1)/([.A68]-1)))*2" office:value-type="float" office:value="57.2209193319304" calcext:value-type="float">
            <text:p>57,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DEGREES(ATAN(([.B69]-1)/([.A69]-1)))*2" office:value-type="float" office:value="64.942384581697" calcext:value-type="float">
            <text:p>64,9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DEGREES(ATAN(([.B70]-1)/([.A70]-1)))*2" office:value-type="float" office:value="72.0547467702072" calcext:value-type="float">
            <text:p>72,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DEGREES(ATAN(([.B71]-1)/([.A71]-1)))*2" office:value-type="float" office:value="78.5788137250007" calcext:value-type="float">
            <text:p>78,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DEGREES(ATAN(([.B72]-1)/([.A72]-1)))*2" office:value-type="float" office:value="84.5473780121875" calcext:value-type="float">
            <text:p>84,5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DEGREES(ATAN(([.B73]-1)/([.A73]-1)))*2" office:value-type="float" office:value="9.52728338145236" calcext:value-type="float">
            <text:p>9,5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DEGREES(ATAN(([.B74]-1)/([.A74]-1)))*2" office:value-type="float" office:value="18.9246444160512" calcext:value-type="float">
            <text:p>18,9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DEGREES(ATAN(([.B75]-1)/([.A75]-1)))*2" office:value-type="float" office:value="28.072486935853" calcext:value-type="float">
            <text:p>28,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DEGREES(ATAN(([.B76]-1)/([.A76]-1)))*2" office:value-type="float" office:value="36.869897645844" calcext:value-type="float">
            <text:p>36,9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DEGREES(ATAN(([.B77]-1)/([.A77]-1)))*2" office:value-type="float" office:value="45.2397298960809" calcext:value-type="float">
            <text:p>45,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DEGREES(ATAN(([.B78]-1)/([.A78]-1)))*2" office:value-type="float" office:value="53.130102354156" calcext:value-type="float">
            <text:p>53,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DEGREES(ATAN(([.B79]-1)/([.A79]-1)))*2" office:value-type="float" office:value="60.5128743270585" calcext:value-type="float">
            <text:p>60,5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DEGREES(ATAN(([.B80]-1)/([.A80]-1)))*2" office:value-type="float" office:value="67.3801350519596" calcext:value-type="float">
            <text:p>67,4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DEGREES(ATAN(([.B81]-1)/([.A81]-1)))*2" office:value-type="float" office:value="73.739795291688" calcext:value-type="float">
            <text:p>73,7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DEGREES(ATAN(([.B82]-1)/([.A82]-1)))*2" office:value-type="float" office:value="79.6111421845304" calcext:value-type="float">
            <text:p>79,6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DEGREES(ATAN(([.B83]-1)/([.A83]-1)))*2" office:value-type="float" office:value="85.0208941560017" calcext:value-type="float">
            <text:p>85,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DEGREES(ATAN(([.B84]-1)/([.A84]-1)))*2" office:value-type="float" office:value="8.79741070999106" calcext:value-type="float">
            <text:p>8,8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DEGREES(ATAN(([.B85]-1)/([.A85]-1)))*2" office:value-type="float" office:value="17.4923245251104" calcext:value-type="float">
            <text:p>17,5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DEGREES(ATAN(([.B86]-1)/([.A86]-1)))*2" office:value-type="float" office:value="25.989233583833" calcext:value-type="float">
            <text:p>26,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DEGREES(ATAN(([.B87]-1)/([.A87]-1)))*2" office:value-type="float" office:value="34.2054579381047" calcext:value-type="float">
            <text:p>34,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DEGREES(ATAN(([.B88]-1)/([.A88]-1)))*2" office:value-type="float" office:value="42.0750220508436" calcext:value-type="float">
            <text:p>42,1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DEGREES(ATAN(([.B89]-1)/([.A89]-1)))*2" office:value-type="float" office:value="49.5502811376638" calcext:value-type="float">
            <text:p>49,6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DEGREES(ATAN(([.B90]-1)/([.A90]-1)))*2" office:value-type="float" office:value="56.6015115320128" calcext:value-type="float">
            <text:p>56,6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DEGREES(ATAN(([.B91]-1)/([.A91]-1)))*2" office:value-type="float" office:value="63.2150044924978" calcext:value-type="float">
            <text:p>63,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DEGREES(ATAN(([.B92]-1)/([.A92]-1)))*2" office:value-type="float" office:value="69.3903070624679" calcext:value-type="float">
            <text:p>69,4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DEGREES(ATAN(([.B93]-1)/([.A93]-1)))*2" office:value-type="float" office:value="75.137184057655" calcext:value-type="float">
            <text:p>75,1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DEGREES(ATAN(([.B94]-1)/([.A94]-1)))*2" office:value-type="float" office:value="80.4727166185476" calcext:value-type="float">
            <text:p>80,5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DEGREES(ATAN(([.B95]-1)/([.A95]-1)))*2" office:value-type="float" office:value="85.4187799147229" calcext:value-type="float">
            <text:p>85,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DEGREES(ATAN(([.B96]-1)/([.A96]-1)))*2" office:value-type="float" office:value="8.17123355994975" calcext:value-type="float">
            <text:p>8,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DEGREES(ATAN(([.B97]-1)/([.A97]-1)))*2" office:value-type="float" office:value="16.260204708312" calcext:value-type="float">
            <text:p>16,3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DEGREES(ATAN(([.B98]-1)/([.A98]-1)))*2" office:value-type="float" office:value="24.1895141540242" calcext:value-type="float">
            <text:p>24,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DEGREES(ATAN(([.B99]-1)/([.A99]-1)))*2" office:value-type="float" office:value="31.8907918018457" calcext:value-type="float">
            <text:p>31,9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DEGREES(ATAN(([.B100]-1)/([.A100]-1)))*2" office:value-type="float" office:value="39.3076481161066" calcext:value-type="float">
            <text:p>39,3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DEGREES(ATAN(([.B101]-1)/([.A101]-1)))*2" office:value-type="float" office:value="46.3971810272964" calcext:value-type="float">
            <text:p>46,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DEGREES(ATAN(([.B102]-1)/([.A102]-1)))*2" office:value-type="float" office:value="53.130102354156" calcext:value-type="float">
            <text:p>53,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DEGREES(ATAN(([.B103]-1)/([.A103]-1)))*2" office:value-type="float" office:value="59.4897625938845" calcext:value-type="float">
            <text:p>59,5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DEGREES(ATAN(([.B104]-1)/([.A104]-1)))*2" office:value-type="float" office:value="65.4704525442152" calcext:value-type="float">
            <text:p>65,5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DEGREES(ATAN(([.B105]-1)/([.A105]-1)))*2" office:value-type="float" office:value="71.0753555839488" calcext:value-type="float">
            <text:p>71,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DEGREES(ATAN(([.B106]-1)/([.A106]-1)))*2" office:value-type="float" office:value="76.3144531747381" calcext:value-type="float">
            <text:p>76,3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DEGREES(ATAN(([.B107]-1)/([.A107]-1)))*2" office:value-type="float" office:value="81.2025892900089" calcext:value-type="float">
            <text:p>81,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DEGREES(ATAN(([.B108]-1)/([.A108]-1)))*2" office:value-type="float" office:value="85.7578072066771" calcext:value-type="float">
            <text:p>85,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DEGREES(ATAN(([.B109]-1)/([.A109]-1)))*2" office:value-type="float" office:value="7.62814966858071" calcext:value-type="float">
            <text:p>7,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DEGREES(ATAN(([.B110]-1)/([.A110]-1)))*2" office:value-type="float" office:value="15.1892867371829" calcext:value-type="float">
            <text:p>15,2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DEGREES(ATAN(([.B111]-1)/([.A111]-1)))*2" office:value-type="float" office:value="22.6198649480404" calcext:value-type="float">
            <text:p>22,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DEGREES(ATAN(([.B112]-1)/([.A112]-1)))*2" office:value-type="float" office:value="29.8628343562751" calcext:value-type="float">
            <text:p>29,9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DEGREES(ATAN(([.B113]-1)/([.A113]-1)))*2" office:value-type="float" office:value="36.869897645844" calcext:value-type="float">
            <text:p>36,9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DEGREES(ATAN(([.B114]-1)/([.A114]-1)))*2" office:value-type="float" office:value="43.6028189727036" calcext:value-type="float">
            <text:p>43,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DEGREES(ATAN(([.B115]-1)/([.A115]-1)))*2" office:value-type="float" office:value="50.0337869562001" calcext:value-type="float">
            <text:p>50,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DEGREES(ATAN(([.B116]-1)/([.A116]-1)))*2" office:value-type="float" office:value="56.1449738717059" calcext:value-type="float">
            <text:p>56,1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DEGREES(ATAN(([.B117]-1)/([.A117]-1)))*2" office:value-type="float" office:value="61.927513064147" calcext:value-type="float">
            <text:p>61,9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DEGREES(ATAN(([.B118]-1)/([.A118]-1)))*2" office:value-type="float" office:value="67.3801350519596" calcext:value-type="float">
            <text:p>67,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DEGREES(ATAN(([.B119]-1)/([.A119]-1)))*2" office:value-type="float" office:value="72.5076754748896" calcext:value-type="float">
            <text:p>72,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DEGREES(ATAN(([.B120]-1)/([.A120]-1)))*2" office:value-type="float" office:value="77.3196165081802" calcext:value-type="float">
            <text:p>77,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DEGREES(ATAN(([.B121]-1)/([.A121]-1)))*2" office:value-type="float" office:value="81.8287664400503" calcext:value-type="float">
            <text:p>81,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DEGREES(ATAN(([.B122]-1)/([.A122]-1)))*2" office:value-type="float" office:value="86.0501319782361" calcext:value-type="float">
            <text:p>86,1</text:p>
          </table:table-cell>
          <table:table-cell table:number-columns-repeated="1021"/>
        </table:table-row>
      </table:table>
      <table:table table:name="Tabelle2" table:style-name="ta1">
        <table:table-column table:style-name="co4" table:number-columns-repeated="2" table:default-cell-style-name="Default"/>
        <table:table-column table:style-name="co5" table:number-columns-repeated="2" table:default-cell-style-name="ce3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DEGREES(ATAN(([.B1]-1)/([.A1]-1)))*2" office:value-type="float" office:value="86.0501319782361" calcext:value-type="float">
            <text:p>86,1</text:p>
          </table:table-cell>
          <table:table-cell table:formula="of:=IF([.C1]&gt;45;90-[.C1];[.C1])" office:value-type="float" office:value="3.94986802176395" calcext:value-type="float">
            <text:p>3,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DEGREES(ATAN(([.B2]-1)/([.A2]-1)))*2" office:value-type="float" office:value="85.7578072066771" calcext:value-type="float">
            <text:p>85,8</text:p>
          </table:table-cell>
          <table:table-cell table:formula="of:=IF([.C2]&gt;45;90-[.C2];[.C2])" office:value-type="float" office:value="4.2421927933229" calcext:value-type="float">
            <text:p>4,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DEGREES(ATAN(([.B3]-1)/([.A3]-1)))*2" office:value-type="float" office:value="85.4187799147229" calcext:value-type="float">
            <text:p>85,4</text:p>
          </table:table-cell>
          <table:table-cell table:formula="of:=IF([.C3]&gt;45;90-[.C3];[.C3])" office:value-type="float" office:value="4.58122008527705" calcext:value-type="float">
            <text:p>4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DEGREES(ATAN(([.B4]-1)/([.A4]-1)))*2" office:value-type="float" office:value="85.0208941560017" calcext:value-type="float">
            <text:p>85,0</text:p>
          </table:table-cell>
          <table:table-cell table:formula="of:=IF([.C4]&gt;45;90-[.C4];[.C4])" office:value-type="float" office:value="4.97910584399831" calcext:value-type="float">
            <text:p>5,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DEGREES(ATAN(([.B5]-1)/([.A5]-1)))*2" office:value-type="float" office:value="84.5473780121875" calcext:value-type="float">
            <text:p>84,5</text:p>
          </table:table-cell>
          <table:table-cell table:formula="of:=IF([.C5]&gt;45;90-[.C5];[.C5])" office:value-type="float" office:value="5.45262198781252" calcext:value-type="float">
            <text:p>5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DEGREES(ATAN(([.B6]-1)/([.A6]-1)))*2" office:value-type="float" office:value="83.9744249916333" calcext:value-type="float">
            <text:p>84,0</text:p>
          </table:table-cell>
          <table:table-cell table:formula="of:=IF([.C6]&gt;45;90-[.C6];[.C6])" office:value-type="float" office:value="6.02557500836669" calcext:value-type="float">
            <text:p>6,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DEGREES(ATAN(([.B7]-1)/([.A7]-1)))*2" office:value-type="float" office:value="83.2670786731404" calcext:value-type="float">
            <text:p>83,3</text:p>
          </table:table-cell>
          <table:table-cell table:formula="of:=IF([.C7]&gt;45;90-[.C7];[.C7])" office:value-type="float" office:value="6.7329213268596" calcext:value-type="float">
            <text:p>6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DEGREES(ATAN(([.B8]-1)/([.A8]-1)))*2" office:value-type="float" office:value="82.3718503314193" calcext:value-type="float">
            <text:p>82,4</text:p>
          </table:table-cell>
          <table:table-cell table:formula="of:=IF([.C8]&gt;45;90-[.C8];[.C8])" office:value-type="float" office:value="7.6281496685807" calcext:value-type="float">
            <text:p>7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DEGREES(ATAN(([.B9]-1)/([.A9]-1)))*2" office:value-type="float" office:value="7.62814966858071" calcext:value-type="float">
            <text:p>7,6</text:p>
          </table:table-cell>
          <table:table-cell table:formula="of:=IF([.C9]&gt;45;90-[.C9];[.C9])" office:value-type="float" office:value="7.62814966858071" calcext:value-type="float">
            <text:p>7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DEGREES(ATAN(([.B10]-1)/([.A10]-1)))*2" office:value-type="float" office:value="81.8287664400503" calcext:value-type="float">
            <text:p>81,8</text:p>
          </table:table-cell>
          <table:table-cell table:formula="of:=IF([.C10]&gt;45;90-[.C10];[.C10])" office:value-type="float" office:value="8.17123355994974" calcext:value-type="float">
            <text:p>8,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DEGREES(ATAN(([.B11]-1)/([.A11]-1)))*2" office:value-type="float" office:value="8.17123355994975" calcext:value-type="float">
            <text:p>8,2</text:p>
          </table:table-cell>
          <table:table-cell table:formula="of:=IF([.C11]&gt;45;90-[.C11];[.C11])" office:value-type="float" office:value="8.17123355994975" calcext:value-type="float">
            <text:p>8,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DEGREES(ATAN(([.B12]-1)/([.A12]-1)))*2" office:value-type="float" office:value="8.79741070999106" calcext:value-type="float">
            <text:p>8,8</text:p>
          </table:table-cell>
          <table:table-cell table:formula="of:=IF([.C12]&gt;45;90-[.C12];[.C12])" office:value-type="float" office:value="8.79741070999106" calcext:value-type="float">
            <text:p>8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DEGREES(ATAN(([.B13]-1)/([.A13]-1)))*2" office:value-type="float" office:value="81.2025892900089" calcext:value-type="float">
            <text:p>81,2</text:p>
          </table:table-cell>
          <table:table-cell table:formula="of:=IF([.C13]&gt;45;90-[.C13];[.C13])" office:value-type="float" office:value="8.79741070999107" calcext:value-type="float">
            <text:p>8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DEGREES(ATAN(([.B14]-1)/([.A14]-1)))*2" office:value-type="float" office:value="81.2025892900089" calcext:value-type="float">
            <text:p>81,2</text:p>
          </table:table-cell>
          <table:table-cell table:formula="of:=IF([.C14]&gt;45;90-[.C14];[.C14])" office:value-type="float" office:value="8.79741070999107" calcext:value-type="float">
            <text:p>8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DEGREES(ATAN(([.B15]-1)/([.A15]-1)))*2" office:value-type="float" office:value="9.52728338145236" calcext:value-type="float">
            <text:p>9,5</text:p>
          </table:table-cell>
          <table:table-cell table:formula="of:=IF([.C15]&gt;45;90-[.C15];[.C15])" office:value-type="float" office:value="9.52728338145236" calcext:value-type="float">
            <text:p>9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DEGREES(ATAN(([.B16]-1)/([.A16]-1)))*2" office:value-type="float" office:value="80.4727166185476" calcext:value-type="float">
            <text:p>80,5</text:p>
          </table:table-cell>
          <table:table-cell table:formula="of:=IF([.C16]&gt;45;90-[.C16];[.C16])" office:value-type="float" office:value="9.52728338145236" calcext:value-type="float">
            <text:p>9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DEGREES(ATAN(([.B17]-1)/([.A17]-1)))*2" office:value-type="float" office:value="79.6111421845304" calcext:value-type="float">
            <text:p>79,6</text:p>
          </table:table-cell>
          <table:table-cell table:formula="of:=IF([.C17]&gt;45;90-[.C17];[.C17])" office:value-type="float" office:value="10.3888578154696" calcext:value-type="float">
            <text:p>10,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DEGREES(ATAN(([.B18]-1)/([.A18]-1)))*2" office:value-type="float" office:value="79.6111421845304" calcext:value-type="float">
            <text:p>79,6</text:p>
          </table:table-cell>
          <table:table-cell table:formula="of:=IF([.C18]&gt;45;90-[.C18];[.C18])" office:value-type="float" office:value="10.3888578154696" calcext:value-type="float">
            <text:p>10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DEGREES(ATAN(([.B19]-1)/([.A19]-1)))*2" office:value-type="float" office:value="10.3888578154696" calcext:value-type="float">
            <text:p>10,4</text:p>
          </table:table-cell>
          <table:table-cell table:formula="of:=IF([.C19]&gt;45;90-[.C19];[.C19])" office:value-type="float" office:value="10.3888578154696" calcext:value-type="float">
            <text:p>10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DEGREES(ATAN(([.B20]-1)/([.A20]-1)))*2" office:value-type="float" office:value="78.5788137250007" calcext:value-type="float">
            <text:p>78,6</text:p>
          </table:table-cell>
          <table:table-cell table:formula="of:=IF([.C20]&gt;45;90-[.C20];[.C20])" office:value-type="float" office:value="11.4211862749993" calcext:value-type="float">
            <text:p>11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DEGREES(ATAN(([.B21]-1)/([.A21]-1)))*2" office:value-type="float" office:value="11.4211862749993" calcext:value-type="float">
            <text:p>11,4</text:p>
          </table:table-cell>
          <table:table-cell table:formula="of:=IF([.C21]&gt;45;90-[.C21];[.C21])" office:value-type="float" office:value="11.4211862749993" calcext:value-type="float">
            <text:p>11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DEGREES(ATAN(([.B22]-1)/([.A22]-1)))*2" office:value-type="float" office:value="77.3196165081802" calcext:value-type="float">
            <text:p>77,3</text:p>
          </table:table-cell>
          <table:table-cell table:formula="of:=IF([.C22]&gt;45;90-[.C22];[.C22])" office:value-type="float" office:value="12.6803834918198" calcext:value-type="float">
            <text:p>12,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DEGREES(ATAN(([.B23]-1)/([.A23]-1)))*2" office:value-type="float" office:value="77.3196165081802" calcext:value-type="float">
            <text:p>77,3</text:p>
          </table:table-cell>
          <table:table-cell table:formula="of:=IF([.C23]&gt;45;90-[.C23];[.C23])" office:value-type="float" office:value="12.6803834918198" calcext:value-type="float">
            <text:p>12,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DEGREES(ATAN(([.B24]-1)/([.A24]-1)))*2" office:value-type="float" office:value="77.3196165081802" calcext:value-type="float">
            <text:p>77,3</text:p>
          </table:table-cell>
          <table:table-cell table:formula="of:=IF([.C24]&gt;45;90-[.C24];[.C24])" office:value-type="float" office:value="12.6803834918198" calcext:value-type="float">
            <text:p>12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DEGREES(ATAN(([.B25]-1)/([.A25]-1)))*2" office:value-type="float" office:value="12.6803834918198" calcext:value-type="float">
            <text:p>12,7</text:p>
          </table:table-cell>
          <table:table-cell table:formula="of:=IF([.C25]&gt;45;90-[.C25];[.C25])" office:value-type="float" office:value="12.6803834918198" calcext:value-type="float">
            <text:p>12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DEGREES(ATAN(([.B26]-1)/([.A26]-1)))*2" office:value-type="float" office:value="76.3144531747381" calcext:value-type="float">
            <text:p>76,3</text:p>
          </table:table-cell>
          <table:table-cell table:formula="of:=IF([.C26]&gt;45;90-[.C26];[.C26])" office:value-type="float" office:value="13.6855468252619" calcext:value-type="float">
            <text:p>13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DEGREES(ATAN(([.B27]-1)/([.A27]-1)))*2" office:value-type="float" office:value="75.7499673021964" calcext:value-type="float">
            <text:p>75,7</text:p>
          </table:table-cell>
          <table:table-cell table:formula="of:=IF([.C27]&gt;45;90-[.C27];[.C27])" office:value-type="float" office:value="14.2500326978036" calcext:value-type="float">
            <text:p>14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DEGREES(ATAN(([.B28]-1)/([.A28]-1)))*2" office:value-type="float" office:value="14.2500326978036" calcext:value-type="float">
            <text:p>14,3</text:p>
          </table:table-cell>
          <table:table-cell table:formula="of:=IF([.C28]&gt;45;90-[.C28];[.C28])" office:value-type="float" office:value="14.2500326978036" calcext:value-type="float">
            <text:p>14,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DEGREES(ATAN(([.B29]-1)/([.A29]-1)))*2" office:value-type="float" office:value="75.137184057655" calcext:value-type="float">
            <text:p>75,1</text:p>
          </table:table-cell>
          <table:table-cell table:formula="of:=IF([.C29]&gt;45;90-[.C29];[.C29])" office:value-type="float" office:value="14.862815942345" calcext:value-type="float">
            <text:p>14,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DEGREES(ATAN(([.B30]-1)/([.A30]-1)))*2" office:value-type="float" office:value="15.1892867371829" calcext:value-type="float">
            <text:p>15,2</text:p>
          </table:table-cell>
          <table:table-cell table:formula="of:=IF([.C30]&gt;45;90-[.C30];[.C30])" office:value-type="float" office:value="15.1892867371829" calcext:value-type="float">
            <text:p>15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DEGREES(ATAN(([.B31]-1)/([.A31]-1)))*2" office:value-type="float" office:value="16.260204708312" calcext:value-type="float">
            <text:p>16,3</text:p>
          </table:table-cell>
          <table:table-cell table:formula="of:=IF([.C31]&gt;45;90-[.C31];[.C31])" office:value-type="float" office:value="16.260204708312" calcext:value-type="float">
            <text:p>16,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DEGREES(ATAN(([.B32]-1)/([.A32]-1)))*2" office:value-type="float" office:value="16.260204708312" calcext:value-type="float">
            <text:p>16,3</text:p>
          </table:table-cell>
          <table:table-cell table:formula="of:=IF([.C32]&gt;45;90-[.C32];[.C32])" office:value-type="float" office:value="16.260204708312" calcext:value-type="float">
            <text:p>16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DEGREES(ATAN(([.B33]-1)/([.A33]-1)))*2" office:value-type="float" office:value="73.739795291688" calcext:value-type="float">
            <text:p>73,7</text:p>
          </table:table-cell>
          <table:table-cell table:formula="of:=IF([.C33]&gt;45;90-[.C33];[.C33])" office:value-type="float" office:value="16.260204708312" calcext:value-type="float">
            <text:p>16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DEGREES(ATAN(([.B34]-1)/([.A34]-1)))*2" office:value-type="float" office:value="73.739795291688" calcext:value-type="float">
            <text:p>73,7</text:p>
          </table:table-cell>
          <table:table-cell table:formula="of:=IF([.C34]&gt;45;90-[.C34];[.C34])" office:value-type="float" office:value="16.260204708312" calcext:value-type="float">
            <text:p>16,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DEGREES(ATAN(([.B35]-1)/([.A35]-1)))*2" office:value-type="float" office:value="73.739795291688" calcext:value-type="float">
            <text:p>73,7</text:p>
          </table:table-cell>
          <table:table-cell table:formula="of:=IF([.C35]&gt;45;90-[.C35];[.C35])" office:value-type="float" office:value="16.260204708312" calcext:value-type="float">
            <text:p>16,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DEGREES(ATAN(([.B36]-1)/([.A36]-1)))*2" office:value-type="float" office:value="72.5076754748896" calcext:value-type="float">
            <text:p>72,5</text:p>
          </table:table-cell>
          <table:table-cell table:formula="of:=IF([.C36]&gt;45;90-[.C36];[.C36])" office:value-type="float" office:value="17.4923245251104" calcext:value-type="float">
            <text:p>17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DEGREES(ATAN(([.B37]-1)/([.A37]-1)))*2" office:value-type="float" office:value="17.4923245251104" calcext:value-type="float">
            <text:p>17,5</text:p>
          </table:table-cell>
          <table:table-cell table:formula="of:=IF([.C37]&gt;45;90-[.C37];[.C37])" office:value-type="float" office:value="17.4923245251104" calcext:value-type="float">
            <text:p>17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DEGREES(ATAN(([.B38]-1)/([.A38]-1)))*2" office:value-type="float" office:value="72.0547467702072" calcext:value-type="float">
            <text:p>72,1</text:p>
          </table:table-cell>
          <table:table-cell table:formula="of:=IF([.C38]&gt;45;90-[.C38];[.C38])" office:value-type="float" office:value="17.9452532297928" calcext:value-type="float">
            <text:p>17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DEGREES(ATAN(([.B39]-1)/([.A39]-1)))*2" office:value-type="float" office:value="18.9246444160512" calcext:value-type="float">
            <text:p>18,9</text:p>
          </table:table-cell>
          <table:table-cell table:formula="of:=IF([.C39]&gt;45;90-[.C39];[.C39])" office:value-type="float" office:value="18.9246444160512" calcext:value-type="float">
            <text:p>18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DEGREES(ATAN(([.B40]-1)/([.A40]-1)))*2" office:value-type="float" office:value="18.9246444160512" calcext:value-type="float">
            <text:p>18,9</text:p>
          </table:table-cell>
          <table:table-cell table:formula="of:=IF([.C40]&gt;45;90-[.C40];[.C40])" office:value-type="float" office:value="18.9246444160512" calcext:value-type="float">
            <text:p>18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DEGREES(ATAN(([.B41]-1)/([.A41]-1)))*2" office:value-type="float" office:value="71.0753555839488" calcext:value-type="float">
            <text:p>71,1</text:p>
          </table:table-cell>
          <table:table-cell table:formula="of:=IF([.C41]&gt;45;90-[.C41];[.C41])" office:value-type="float" office:value="18.9246444160512" calcext:value-type="float">
            <text:p>18,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DEGREES(ATAN(([.B42]-1)/([.A42]-1)))*2" office:value-type="float" office:value="71.0753555839488" calcext:value-type="float">
            <text:p>71,1</text:p>
          </table:table-cell>
          <table:table-cell table:formula="of:=IF([.C42]&gt;45;90-[.C42];[.C42])" office:value-type="float" office:value="18.9246444160512" calcext:value-type="float">
            <text:p>18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DEGREES(ATAN(([.B43]-1)/([.A43]-1)))*2" office:value-type="float" office:value="69.9840403971173" calcext:value-type="float">
            <text:p>70,0</text:p>
          </table:table-cell>
          <table:table-cell table:formula="of:=IF([.C43]&gt;45;90-[.C43];[.C43])" office:value-type="float" office:value="20.0159596028827" calcext:value-type="float">
            <text:p>20,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DEGREES(ATAN(([.B44]-1)/([.A44]-1)))*2" office:value-type="float" office:value="69.3903070624679" calcext:value-type="float">
            <text:p>69,4</text:p>
          </table:table-cell>
          <table:table-cell table:formula="of:=IF([.C44]&gt;45;90-[.C44];[.C44])" office:value-type="float" office:value="20.6096929375321" calcext:value-type="float">
            <text:p>20,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DEGREES(ATAN(([.B45]-1)/([.A45]-1)))*2" office:value-type="float" office:value="20.6096929375321" calcext:value-type="float">
            <text:p>20,6</text:p>
          </table:table-cell>
          <table:table-cell table:formula="of:=IF([.C45]&gt;45;90-[.C45];[.C45])" office:value-type="float" office:value="20.6096929375321" calcext:value-type="float">
            <text:p>20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GREES(ATAN(([.B46]-1)/([.A46]-1)))*2" office:value-type="float" office:value="22.6198649480404" calcext:value-type="float">
            <text:p>22,6</text:p>
          </table:table-cell>
          <table:table-cell table:formula="of:=IF([.C46]&gt;45;90-[.C46];[.C46])" office:value-type="float" office:value="22.6198649480404" calcext:value-type="float">
            <text:p>22,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DEGREES(ATAN(([.B47]-1)/([.A47]-1)))*2" office:value-type="float" office:value="22.6198649480404" calcext:value-type="float">
            <text:p>22,6</text:p>
          </table:table-cell>
          <table:table-cell table:formula="of:=IF([.C47]&gt;45;90-[.C47];[.C47])" office:value-type="float" office:value="22.6198649480404" calcext:value-type="float">
            <text:p>22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DEGREES(ATAN(([.B48]-1)/([.A48]-1)))*2" office:value-type="float" office:value="22.6198649480404" calcext:value-type="float">
            <text:p>22,6</text:p>
          </table:table-cell>
          <table:table-cell table:formula="of:=IF([.C48]&gt;45;90-[.C48];[.C48])" office:value-type="float" office:value="22.6198649480404" calcext:value-type="float">
            <text:p>22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DEGREES(ATAN(([.B49]-1)/([.A49]-1)))*2" office:value-type="float" office:value="67.3801350519596" calcext:value-type="float">
            <text:p>67,4</text:p>
          </table:table-cell>
          <table:table-cell table:formula="of:=IF([.C49]&gt;45;90-[.C49];[.C49])" office:value-type="float" office:value="22.6198649480404" calcext:value-type="float">
            <text:p>22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DEGREES(ATAN(([.B50]-1)/([.A50]-1)))*2" office:value-type="float" office:value="67.3801350519596" calcext:value-type="float">
            <text:p>67,4</text:p>
          </table:table-cell>
          <table:table-cell table:formula="of:=IF([.C50]&gt;45;90-[.C50];[.C50])" office:value-type="float" office:value="22.6198649480404" calcext:value-type="float">
            <text:p>22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DEGREES(ATAN(([.B51]-1)/([.A51]-1)))*2" office:value-type="float" office:value="67.3801350519596" calcext:value-type="float">
            <text:p>67,4</text:p>
          </table:table-cell>
          <table:table-cell table:formula="of:=IF([.C51]&gt;45;90-[.C51];[.C51])" office:value-type="float" office:value="22.6198649480404" calcext:value-type="float">
            <text:p>22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DEGREES(ATAN(([.B52]-1)/([.A52]-1)))*2" office:value-type="float" office:value="67.3801350519596" calcext:value-type="float">
            <text:p>67,4</text:p>
          </table:table-cell>
          <table:table-cell table:formula="of:=IF([.C52]&gt;45;90-[.C52];[.C52])" office:value-type="float" office:value="22.6198649480404" calcext:value-type="float">
            <text:p>22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DEGREES(ATAN(([.B53]-1)/([.A53]-1)))*2" office:value-type="float" office:value="67.3801350519596" calcext:value-type="float">
            <text:p>67,4</text:p>
          </table:table-cell>
          <table:table-cell table:formula="of:=IF([.C53]&gt;45;90-[.C53];[.C53])" office:value-type="float" office:value="22.6198649480404" calcext:value-type="float">
            <text:p>22,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DEGREES(ATAN(([.B54]-1)/([.A54]-1)))*2" office:value-type="float" office:value="24.1895141540242" calcext:value-type="float">
            <text:p>24,2</text:p>
          </table:table-cell>
          <table:table-cell table:formula="of:=IF([.C54]&gt;45;90-[.C54];[.C54])" office:value-type="float" office:value="24.1895141540242" calcext:value-type="float">
            <text:p>24,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DEGREES(ATAN(([.B55]-1)/([.A55]-1)))*2" office:value-type="float" office:value="65.4704525442152" calcext:value-type="float">
            <text:p>65,5</text:p>
          </table:table-cell>
          <table:table-cell table:formula="of:=IF([.C55]&gt;45;90-[.C55];[.C55])" office:value-type="float" office:value="24.5295474557848" calcext:value-type="float">
            <text:p>24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DEGREES(ATAN(([.B56]-1)/([.A56]-1)))*2" office:value-type="float" office:value="64.942384581697" calcext:value-type="float">
            <text:p>64,9</text:p>
          </table:table-cell>
          <table:table-cell table:formula="of:=IF([.C56]&gt;45;90-[.C56];[.C56])" office:value-type="float" office:value="25.057615418303" calcext:value-type="float">
            <text:p>25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DEGREES(ATAN(([.B57]-1)/([.A57]-1)))*2" office:value-type="float" office:value="25.057615418303" calcext:value-type="float">
            <text:p>25,1</text:p>
          </table:table-cell>
          <table:table-cell table:formula="of:=IF([.C57]&gt;45;90-[.C57];[.C57])" office:value-type="float" office:value="25.057615418303" calcext:value-type="float">
            <text:p>25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DEGREES(ATAN(([.B58]-1)/([.A58]-1)))*2" office:value-type="float" office:value="64.010766416167" calcext:value-type="float">
            <text:p>64,0</text:p>
          </table:table-cell>
          <table:table-cell table:formula="of:=IF([.C58]&gt;45;90-[.C58];[.C58])" office:value-type="float" office:value="25.989233583833" calcext:value-type="float">
            <text:p>26,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DEGREES(ATAN(([.B59]-1)/([.A59]-1)))*2" office:value-type="float" office:value="25.989233583833" calcext:value-type="float">
            <text:p>26,0</text:p>
          </table:table-cell>
          <table:table-cell table:formula="of:=IF([.C59]&gt;45;90-[.C59];[.C59])" office:value-type="float" office:value="25.989233583833" calcext:value-type="float">
            <text:p>26,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DEGREES(ATAN(([.B60]-1)/([.A60]-1)))*2" office:value-type="float" office:value="63.2150044924978" calcext:value-type="float">
            <text:p>63,2</text:p>
          </table:table-cell>
          <table:table-cell table:formula="of:=IF([.C60]&gt;45;90-[.C60];[.C60])" office:value-type="float" office:value="26.7849955075022" calcext:value-type="float">
            <text:p>26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DEGREES(ATAN(([.B61]-1)/([.A61]-1)))*2" office:value-type="float" office:value="61.927513064147" calcext:value-type="float">
            <text:p>61,9</text:p>
          </table:table-cell>
          <table:table-cell table:formula="of:=IF([.C61]&gt;45;90-[.C61];[.C61])" office:value-type="float" office:value="28.0724869358529" calcext:value-type="float">
            <text:p>28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DEGREES(ATAN(([.B62]-1)/([.A62]-1)))*2" office:value-type="float" office:value="61.927513064147" calcext:value-type="float">
            <text:p>61,9</text:p>
          </table:table-cell>
          <table:table-cell table:formula="of:=IF([.C62]&gt;45;90-[.C62];[.C62])" office:value-type="float" office:value="28.0724869358529" calcext:value-type="float">
            <text:p>28,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DEGREES(ATAN(([.B63]-1)/([.A63]-1)))*2" office:value-type="float" office:value="61.927513064147" calcext:value-type="float">
            <text:p>61,9</text:p>
          </table:table-cell>
          <table:table-cell table:formula="of:=IF([.C63]&gt;45;90-[.C63];[.C63])" office:value-type="float" office:value="28.0724869358529" calcext:value-type="float">
            <text:p>28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DEGREES(ATAN(([.B64]-1)/([.A64]-1)))*2" office:value-type="float" office:value="28.072486935853" calcext:value-type="float">
            <text:p>28,1</text:p>
          </table:table-cell>
          <table:table-cell table:formula="of:=IF([.C64]&gt;45;90-[.C64];[.C64])" office:value-type="float" office:value="28.072486935853" calcext:value-type="float">
            <text:p>28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DEGREES(ATAN(([.B65]-1)/([.A65]-1)))*2" office:value-type="float" office:value="28.072486935853" calcext:value-type="float">
            <text:p>28,1</text:p>
          </table:table-cell>
          <table:table-cell table:formula="of:=IF([.C65]&gt;45;90-[.C65];[.C65])" office:value-type="float" office:value="28.072486935853" calcext:value-type="float">
            <text:p>28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DEGREES(ATAN(([.B66]-1)/([.A66]-1)))*2" office:value-type="float" office:value="28.072486935853" calcext:value-type="float">
            <text:p>28,1</text:p>
          </table:table-cell>
          <table:table-cell table:formula="of:=IF([.C66]&gt;45;90-[.C66];[.C66])" office:value-type="float" office:value="28.072486935853" calcext:value-type="float">
            <text:p>28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DEGREES(ATAN(([.B67]-1)/([.A67]-1)))*2" office:value-type="float" office:value="60.5128743270585" calcext:value-type="float">
            <text:p>60,5</text:p>
          </table:table-cell>
          <table:table-cell table:formula="of:=IF([.C67]&gt;45;90-[.C67];[.C67])" office:value-type="float" office:value="29.4871256729415" calcext:value-type="float">
            <text:p>29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DEGREES(ATAN(([.B68]-1)/([.A68]-1)))*2" office:value-type="float" office:value="29.8628343562751" calcext:value-type="float">
            <text:p>29,9</text:p>
          </table:table-cell>
          <table:table-cell table:formula="of:=IF([.C68]&gt;45;90-[.C68];[.C68])" office:value-type="float" office:value="29.8628343562751" calcext:value-type="float">
            <text:p>29,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DEGREES(ATAN(([.B69]-1)/([.A69]-1)))*2" office:value-type="float" office:value="30.5102374061155" calcext:value-type="float">
            <text:p>30,5</text:p>
          </table:table-cell>
          <table:table-cell table:formula="of:=IF([.C69]&gt;45;90-[.C69];[.C69])" office:value-type="float" office:value="30.5102374061155" calcext:value-type="float">
            <text:p>3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DEGREES(ATAN(([.B70]-1)/([.A70]-1)))*2" office:value-type="float" office:value="59.4897625938845" calcext:value-type="float">
            <text:p>59,5</text:p>
          </table:table-cell>
          <table:table-cell table:formula="of:=IF([.C70]&gt;45;90-[.C70];[.C70])" office:value-type="float" office:value="30.5102374061155" calcext:value-type="float">
            <text:p>30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DEGREES(ATAN(([.B71]-1)/([.A71]-1)))*2" office:value-type="float" office:value="59.4897625938845" calcext:value-type="float">
            <text:p>59,5</text:p>
          </table:table-cell>
          <table:table-cell table:formula="of:=IF([.C71]&gt;45;90-[.C71];[.C71])" office:value-type="float" office:value="30.5102374061155" calcext:value-type="float">
            <text:p>3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DEGREES(ATAN(([.B72]-1)/([.A72]-1)))*2" office:value-type="float" office:value="31.8907918018457" calcext:value-type="float">
            <text:p>31,9</text:p>
          </table:table-cell>
          <table:table-cell table:formula="of:=IF([.C72]&gt;45;90-[.C72];[.C72])" office:value-type="float" office:value="31.8907918018457" calcext:value-type="float">
            <text:p>31,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DEGREES(ATAN(([.B73]-1)/([.A73]-1)))*2" office:value-type="float" office:value="31.8907918018457" calcext:value-type="float">
            <text:p>31,9</text:p>
          </table:table-cell>
          <table:table-cell table:formula="of:=IF([.C73]&gt;45;90-[.C73];[.C73])" office:value-type="float" office:value="31.8907918018457" calcext:value-type="float">
            <text:p>31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DEGREES(ATAN(([.B74]-1)/([.A74]-1)))*2" office:value-type="float" office:value="58.1092081981543" calcext:value-type="float">
            <text:p>58,1</text:p>
          </table:table-cell>
          <table:table-cell table:formula="of:=IF([.C74]&gt;45;90-[.C74];[.C74])" office:value-type="float" office:value="31.8907918018457" calcext:value-type="float">
            <text:p>31,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DEGREES(ATAN(([.B75]-1)/([.A75]-1)))*2" office:value-type="float" office:value="57.2209193319304" calcext:value-type="float">
            <text:p>57,2</text:p>
          </table:table-cell>
          <table:table-cell table:formula="of:=IF([.C75]&gt;45;90-[.C75];[.C75])" office:value-type="float" office:value="32.7790806680696" calcext:value-type="float">
            <text:p>32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DEGREES(ATAN(([.B76]-1)/([.A76]-1)))*2" office:value-type="float" office:value="33.3984884679872" calcext:value-type="float">
            <text:p>33,4</text:p>
          </table:table-cell>
          <table:table-cell table:formula="of:=IF([.C76]&gt;45;90-[.C76];[.C76])" office:value-type="float" office:value="33.3984884679872" calcext:value-type="float">
            <text:p>33,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DEGREES(ATAN(([.B77]-1)/([.A77]-1)))*2" office:value-type="float" office:value="56.6015115320128" calcext:value-type="float">
            <text:p>56,6</text:p>
          </table:table-cell>
          <table:table-cell table:formula="of:=IF([.C77]&gt;45;90-[.C77];[.C77])" office:value-type="float" office:value="33.3984884679872" calcext:value-type="float">
            <text:p>33,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DEGREES(ATAN(([.B78]-1)/([.A78]-1)))*2" office:value-type="float" office:value="56.1449738717059" calcext:value-type="float">
            <text:p>56,1</text:p>
          </table:table-cell>
          <table:table-cell table:formula="of:=IF([.C78]&gt;45;90-[.C78];[.C78])" office:value-type="float" office:value="33.8550261282941" calcext:value-type="float">
            <text:p>33,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DEGREES(ATAN(([.B79]-1)/([.A79]-1)))*2" office:value-type="float" office:value="34.2054579381047" calcext:value-type="float">
            <text:p>34,2</text:p>
          </table:table-cell>
          <table:table-cell table:formula="of:=IF([.C79]&gt;45;90-[.C79];[.C79])" office:value-type="float" office:value="34.2054579381047" calcext:value-type="float">
            <text:p>34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DEGREES(ATAN(([.B80]-1)/([.A80]-1)))*2" office:value-type="float" office:value="36.869897645844" calcext:value-type="float">
            <text:p>36,9</text:p>
          </table:table-cell>
          <table:table-cell table:formula="of:=IF([.C80]&gt;45;90-[.C80];[.C80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DEGREES(ATAN(([.B81]-1)/([.A81]-1)))*2" office:value-type="float" office:value="36.869897645844" calcext:value-type="float">
            <text:p>36,9</text:p>
          </table:table-cell>
          <table:table-cell table:formula="of:=IF([.C81]&gt;45;90-[.C81];[.C81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DEGREES(ATAN(([.B82]-1)/([.A82]-1)))*2" office:value-type="float" office:value="36.869897645844" calcext:value-type="float">
            <text:p>36,9</text:p>
          </table:table-cell>
          <table:table-cell table:formula="of:=IF([.C82]&gt;45;90-[.C82];[.C82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DEGREES(ATAN(([.B83]-1)/([.A83]-1)))*2" office:value-type="float" office:value="36.869897645844" calcext:value-type="float">
            <text:p>36,9</text:p>
          </table:table-cell>
          <table:table-cell table:formula="of:=IF([.C83]&gt;45;90-[.C83];[.C83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DEGREES(ATAN(([.B84]-1)/([.A84]-1)))*2" office:value-type="float" office:value="36.869897645844" calcext:value-type="float">
            <text:p>36,9</text:p>
          </table:table-cell>
          <table:table-cell table:formula="of:=IF([.C84]&gt;45;90-[.C84];[.C84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DEGREES(ATAN(([.B85]-1)/([.A85]-1)))*2" office:value-type="float" office:value="53.130102354156" calcext:value-type="float">
            <text:p>53,1</text:p>
          </table:table-cell>
          <table:table-cell table:formula="of:=IF([.C85]&gt;45;90-[.C85];[.C85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DEGREES(ATAN(([.B86]-1)/([.A86]-1)))*2" office:value-type="float" office:value="53.130102354156" calcext:value-type="float">
            <text:p>53,1</text:p>
          </table:table-cell>
          <table:table-cell table:formula="of:=IF([.C86]&gt;45;90-[.C86];[.C86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DEGREES(ATAN(([.B87]-1)/([.A87]-1)))*2" office:value-type="float" office:value="53.130102354156" calcext:value-type="float">
            <text:p>53,1</text:p>
          </table:table-cell>
          <table:table-cell table:formula="of:=IF([.C87]&gt;45;90-[.C87];[.C87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DEGREES(ATAN(([.B88]-1)/([.A88]-1)))*2" office:value-type="float" office:value="53.130102354156" calcext:value-type="float">
            <text:p>53,1</text:p>
          </table:table-cell>
          <table:table-cell table:formula="of:=IF([.C88]&gt;45;90-[.C88];[.C88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DEGREES(ATAN(([.B89]-1)/([.A89]-1)))*2" office:value-type="float" office:value="53.130102354156" calcext:value-type="float">
            <text:p>53,1</text:p>
          </table:table-cell>
          <table:table-cell table:formula="of:=IF([.C89]&gt;45;90-[.C89];[.C89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DEGREES(ATAN(([.B90]-1)/([.A90]-1)))*2" office:value-type="float" office:value="53.130102354156" calcext:value-type="float">
            <text:p>53,1</text:p>
          </table:table-cell>
          <table:table-cell table:formula="of:=IF([.C90]&gt;45;90-[.C90];[.C90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DEGREES(ATAN(([.B91]-1)/([.A91]-1)))*2" office:value-type="float" office:value="53.130102354156" calcext:value-type="float">
            <text:p>53,1</text:p>
          </table:table-cell>
          <table:table-cell table:formula="of:=IF([.C91]&gt;45;90-[.C91];[.C91]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DEGREES(ATAN(([.B92]-1)/([.A92]-1)))*2" office:value-type="float" office:value="39.3076481161066" calcext:value-type="float">
            <text:p>39,3</text:p>
          </table:table-cell>
          <table:table-cell table:formula="of:=IF([.C92]&gt;45;90-[.C92];[.C92])" office:value-type="float" office:value="39.3076481161066" calcext:value-type="float">
            <text:p>39,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DEGREES(ATAN(([.B93]-1)/([.A93]-1)))*2" office:value-type="float" office:value="50.0337869562001" calcext:value-type="float">
            <text:p>50,0</text:p>
          </table:table-cell>
          <table:table-cell table:formula="of:=IF([.C93]&gt;45;90-[.C93];[.C93])" office:value-type="float" office:value="39.9662130437999" calcext:value-type="float">
            <text:p>40,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DEGREES(ATAN(([.B94]-1)/([.A94]-1)))*2" office:value-type="float" office:value="39.9662130438" calcext:value-type="float">
            <text:p>40,0</text:p>
          </table:table-cell>
          <table:table-cell table:formula="of:=IF([.C94]&gt;45;90-[.C94];[.C94])" office:value-type="float" office:value="39.9662130438" calcext:value-type="float">
            <text:p>40,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DEGREES(ATAN(([.B95]-1)/([.A95]-1)))*2" office:value-type="float" office:value="49.5502811376638" calcext:value-type="float">
            <text:p>49,6</text:p>
          </table:table-cell>
          <table:table-cell table:formula="of:=IF([.C95]&gt;45;90-[.C95];[.C95])" office:value-type="float" office:value="40.4497188623362" calcext:value-type="float">
            <text:p>40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DEGREES(ATAN(([.B96]-1)/([.A96]-1)))*2" office:value-type="float" office:value="48.8879095608331" calcext:value-type="float">
            <text:p>48,9</text:p>
          </table:table-cell>
          <table:table-cell table:formula="of:=IF([.C96]&gt;45;90-[.C96];[.C96])" office:value-type="float" office:value="41.1120904391669" calcext:value-type="float">
            <text:p>41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DEGREES(ATAN(([.B97]-1)/([.A97]-1)))*2" office:value-type="float" office:value="41.1120904391669" calcext:value-type="float">
            <text:p>41,1</text:p>
          </table:table-cell>
          <table:table-cell table:formula="of:=IF([.C97]&gt;45;90-[.C97];[.C97])" office:value-type="float" office:value="41.1120904391669" calcext:value-type="float">
            <text:p>41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DEGREES(ATAN(([.B98]-1)/([.A98]-1)))*2" office:value-type="float" office:value="42.0750220508436" calcext:value-type="float">
            <text:p>42,1</text:p>
          </table:table-cell>
          <table:table-cell table:formula="of:=IF([.C98]&gt;45;90-[.C98];[.C98])" office:value-type="float" office:value="42.0750220508436" calcext:value-type="float">
            <text:p>42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DEGREES(ATAN(([.B99]-1)/([.A99]-1)))*2" office:value-type="float" office:value="47.9249779491564" calcext:value-type="float">
            <text:p>47,9</text:p>
          </table:table-cell>
          <table:table-cell table:formula="of:=IF([.C99]&gt;45;90-[.C99];[.C99])" office:value-type="float" office:value="42.0750220508436" calcext:value-type="float">
            <text:p>42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DEGREES(ATAN(([.B100]-1)/([.A100]-1)))*2" office:value-type="float" office:value="43.6028189727036" calcext:value-type="float">
            <text:p>43,6</text:p>
          </table:table-cell>
          <table:table-cell table:formula="of:=IF([.C100]&gt;45;90-[.C100];[.C100])" office:value-type="float" office:value="43.6028189727036" calcext:value-type="float">
            <text:p>43,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DEGREES(ATAN(([.B101]-1)/([.A101]-1)))*2" office:value-type="float" office:value="43.6028189727036" calcext:value-type="float">
            <text:p>43,6</text:p>
          </table:table-cell>
          <table:table-cell table:formula="of:=IF([.C101]&gt;45;90-[.C101];[.C101])" office:value-type="float" office:value="43.6028189727036" calcext:value-type="float">
            <text:p>43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DEGREES(ATAN(([.B102]-1)/([.A102]-1)))*2" office:value-type="float" office:value="43.6028189727036" calcext:value-type="float">
            <text:p>43,6</text:p>
          </table:table-cell>
          <table:table-cell table:formula="of:=IF([.C102]&gt;45;90-[.C102];[.C102])" office:value-type="float" office:value="43.6028189727036" calcext:value-type="float">
            <text:p>43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DEGREES(ATAN(([.B103]-1)/([.A103]-1)))*2" office:value-type="float" office:value="46.3971810272964" calcext:value-type="float">
            <text:p>46,4</text:p>
          </table:table-cell>
          <table:table-cell table:formula="of:=IF([.C103]&gt;45;90-[.C103];[.C103])" office:value-type="float" office:value="43.6028189727036" calcext:value-type="float">
            <text:p>43,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DEGREES(ATAN(([.B104]-1)/([.A104]-1)))*2" office:value-type="float" office:value="46.3971810272964" calcext:value-type="float">
            <text:p>46,4</text:p>
          </table:table-cell>
          <table:table-cell table:formula="of:=IF([.C104]&gt;45;90-[.C104];[.C104])" office:value-type="float" office:value="43.6028189727036" calcext:value-type="float">
            <text:p>43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DEGREES(ATAN(([.B105]-1)/([.A105]-1)))*2" office:value-type="float" office:value="45.2397298960809" calcext:value-type="float">
            <text:p>45,2</text:p>
          </table:table-cell>
          <table:table-cell table:formula="of:=IF([.C105]&gt;45;90-[.C105];[.C105])" office:value-type="float" office:value="44.7602701039191" calcext:value-type="float">
            <text:p>44,8</text:p>
          </table:table-cell>
        </table:table-row>
      </table:table>
      <table:table table:name="Tabelle3" table:style-name="ta1">
        <table:table-column table:style-name="co5" table:default-cell-style-name="Default"/>
        <table:table-column table:style-name="co5" table:default-cell-style-name="ce4"/>
        <table:table-row table:style-name="ro1">
          <table:table-cell table:number-columns-repeated="2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COUNTIF([.$A2:.$A$5001];[.A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COUNTIF([.$A3:.$A$5001];[.A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COUNTIF([.$A4:.$A$5001];[.A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IF([.$A5:.$A$5001];[.A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COUNTIF([.$A6:.$A$5001];[.A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IF([.$A7:.$A$5001];[.A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formula="of:=COUNTIF([.$A8:.$A$5001];[.A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.6" calcext:value-type="float">
            <text:p>7,6</text:p>
          </table:table-cell>
          <table:table-cell table:formula="of:=COUNTIF([.$A9:.$A$5001];[.A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COUNTIF([.$A10:.$A$5001];[.A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.2" calcext:value-type="float">
            <text:p>8,2</text:p>
          </table:table-cell>
          <table:table-cell table:formula="of:=COUNTIF([.$A11:.$A$5001];[.A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COUNTIF([.$A12:.$A$5001];[.A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.8" calcext:value-type="float">
            <text:p>8,8</text:p>
          </table:table-cell>
          <table:table-cell table:formula="of:=COUNTIF([.$A13:.$A$5001];[.A1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.8" calcext:value-type="float">
            <text:p>8,8</text:p>
          </table:table-cell>
          <table:table-cell table:formula="of:=COUNTIF([.$A14:.$A$5001];[.A1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COUNTIF([.$A15:.$A$5001];[.A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.5" calcext:value-type="float">
            <text:p>9,5</text:p>
          </table:table-cell>
          <table:table-cell table:formula="of:=COUNTIF([.$A16:.$A$5001];[.A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COUNTIF([.$A17:.$A$5001];[.A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.4" calcext:value-type="float">
            <text:p>10,4</text:p>
          </table:table-cell>
          <table:table-cell table:formula="of:=COUNTIF([.$A18:.$A$5001];[.A18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.4" calcext:value-type="float">
            <text:p>10,4</text:p>
          </table:table-cell>
          <table:table-cell table:formula="of:=COUNTIF([.$A19:.$A$5001];[.A1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table:formula="of:=COUNTIF([.$A20:.$A$5001];[.A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.4" calcext:value-type="float">
            <text:p>11,4</text:p>
          </table:table-cell>
          <table:table-cell table:formula="of:=COUNTIF([.$A21:.$A$5001];[.A2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table:formula="of:=COUNTIF([.$A22:.$A$5001];[.A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.7" calcext:value-type="float">
            <text:p>12,7</text:p>
          </table:table-cell>
          <table:table-cell table:formula="of:=COUNTIF([.$A23:.$A$5001];[.A23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2.7" calcext:value-type="float">
            <text:p>12,7</text:p>
          </table:table-cell>
          <table:table-cell table:formula="of:=COUNTIF([.$A24:.$A$5001];[.A24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.7" calcext:value-type="float">
            <text:p>12,7</text:p>
          </table:table-cell>
          <table:table-cell table:formula="of:=COUNTIF([.$A25:.$A$5001];[.A2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table:formula="of:=COUNTIF([.$A26:.$A$5001];[.A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table:formula="of:=COUNTIF([.$A27:.$A$5001];[.A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.3" calcext:value-type="float">
            <text:p>14,3</text:p>
          </table:table-cell>
          <table:table-cell table:formula="of:=COUNTIF([.$A28:.$A$5001];[.A2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table:formula="of:=COUNTIF([.$A29:.$A$5001];[.A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" calcext:value-type="float">
            <text:p>14,9</text:p>
          </table:table-cell>
          <table:table-cell table:formula="of:=COUNTIF([.$A30:.$A$5001];[.A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table:formula="of:=COUNTIF([.$A31:.$A$5001];[.A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.3" calcext:value-type="float">
            <text:p>16,3</text:p>
          </table:table-cell>
          <table:table-cell table:formula="of:=COUNTIF([.$A32:.$A$5001];[.A32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6.3" calcext:value-type="float">
            <text:p>16,3</text:p>
          </table:table-cell>
          <table:table-cell table:formula="of:=COUNTIF([.$A33:.$A$5001];[.A33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6.3" calcext:value-type="float">
            <text:p>16,3</text:p>
          </table:table-cell>
          <table:table-cell table:formula="of:=COUNTIF([.$A34:.$A$5001];[.A34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.3" calcext:value-type="float">
            <text:p>16,3</text:p>
          </table:table-cell>
          <table:table-cell table:formula="of:=COUNTIF([.$A35:.$A$5001];[.A3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table:formula="of:=COUNTIF([.$A36:.$A$5001];[.A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.5" calcext:value-type="float">
            <text:p>17,5</text:p>
          </table:table-cell>
          <table:table-cell table:formula="of:=COUNTIF([.$A37:.$A$5001];[.A3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table:formula="of:=COUNTIF([.$A38:.$A$5001];[.A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  <table:table-cell table:formula="of:=COUNTIF([.$A39:.$A$5001];[.A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.9" calcext:value-type="float">
            <text:p>18,9</text:p>
          </table:table-cell>
          <table:table-cell table:formula="of:=COUNTIF([.$A40:.$A$5001];[.A40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.9" calcext:value-type="float">
            <text:p>18,9</text:p>
          </table:table-cell>
          <table:table-cell table:formula="of:=COUNTIF([.$A41:.$A$5001];[.A41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.9" calcext:value-type="float">
            <text:p>18,9</text:p>
          </table:table-cell>
          <table:table-cell table:formula="of:=COUNTIF([.$A42:.$A$5001];[.A4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table:formula="of:=COUNTIF([.$A43:.$A$5001];[.A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IF([.$A44:.$A$5001];[.A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.6" calcext:value-type="float">
            <text:p>20,6</text:p>
          </table:table-cell>
          <table:table-cell table:formula="of:=COUNTIF([.$A45:.$A$5001];[.A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table:formula="of:=COUNTIF([.$A46:.$A$5001];[.A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.6" calcext:value-type="float">
            <text:p>22,6</text:p>
          </table:table-cell>
          <table:table-cell table:formula="of:=COUNTIF([.$A47:.$A$5001];[.A47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2.6" calcext:value-type="float">
            <text:p>22,6</text:p>
          </table:table-cell>
          <table:table-cell table:formula="of:=COUNTIF([.$A48:.$A$5001];[.A48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22.6" calcext:value-type="float">
            <text:p>22,6</text:p>
          </table:table-cell>
          <table:table-cell table:formula="of:=COUNTIF([.$A49:.$A$5001];[.A49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2.6" calcext:value-type="float">
            <text:p>22,6</text:p>
          </table:table-cell>
          <table:table-cell table:formula="of:=COUNTIF([.$A50:.$A$5001];[.A50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2.6" calcext:value-type="float">
            <text:p>22,6</text:p>
          </table:table-cell>
          <table:table-cell table:formula="of:=COUNTIF([.$A51:.$A$5001];[.A51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2.6" calcext:value-type="float">
            <text:p>22,6</text:p>
          </table:table-cell>
          <table:table-cell table:formula="of:=COUNTIF([.$A52:.$A$5001];[.A52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2.6" calcext:value-type="float">
            <text:p>22,6</text:p>
          </table:table-cell>
          <table:table-cell table:formula="of:=COUNTIF([.$A53:.$A$5001];[.A5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table:formula="of:=COUNTIF([.$A54:.$A$5001];[.A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table:formula="of:=COUNTIF([.$A55:.$A$5001];[.A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table:formula="of:=COUNTIF([.$A56:.$A$5001];[.A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.1" calcext:value-type="float">
            <text:p>25,1</text:p>
          </table:table-cell>
          <table:table-cell table:formula="of:=COUNTIF([.$A57:.$A$5001];[.A5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table:formula="of:=COUNTIF([.$A58:.$A$5001];[.A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formula="of:=COUNTIF([.$A59:.$A$5001];[.A5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UNTIF([.$A60:.$A$5001];[.A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table:formula="of:=COUNTIF([.$A61:.$A$5001];[.A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.1" calcext:value-type="float">
            <text:p>28,1</text:p>
          </table:table-cell>
          <table:table-cell table:formula="of:=COUNTIF([.$A62:.$A$5001];[.A62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8.1" calcext:value-type="float">
            <text:p>28,1</text:p>
          </table:table-cell>
          <table:table-cell table:formula="of:=COUNTIF([.$A63:.$A$5001];[.A63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28.1" calcext:value-type="float">
            <text:p>28,1</text:p>
          </table:table-cell>
          <table:table-cell table:formula="of:=COUNTIF([.$A64:.$A$5001];[.A64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8.1" calcext:value-type="float">
            <text:p>28,1</text:p>
          </table:table-cell>
          <table:table-cell table:formula="of:=COUNTIF([.$A65:.$A$5001];[.A65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8.1" calcext:value-type="float">
            <text:p>28,1</text:p>
          </table:table-cell>
          <table:table-cell table:formula="of:=COUNTIF([.$A66:.$A$5001];[.A6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1" calcext:value-type="float">
            <text:p>28,1</text:p>
          </table:table-cell>
          <table:table-cell table:formula="of:=COUNTIF([.$A67:.$A$5001];[.A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table:formula="of:=COUNTIF([.$A68:.$A$5001];[.A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table:formula="of:=COUNTIF([.$A69:.$A$5001];[.A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0.5" calcext:value-type="float">
            <text:p>30,5</text:p>
          </table:table-cell>
          <table:table-cell table:formula="of:=COUNTIF([.$A70:.$A$5001];[.A7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0.5" calcext:value-type="float">
            <text:p>30,5</text:p>
          </table:table-cell>
          <table:table-cell table:formula="of:=COUNTIF([.$A71:.$A$5001];[.A7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table:formula="of:=COUNTIF([.$A72:.$A$5001];[.A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.9" calcext:value-type="float">
            <text:p>31,9</text:p>
          </table:table-cell>
          <table:table-cell table:formula="of:=COUNTIF([.$A73:.$A$5001];[.A7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1.9" calcext:value-type="float">
            <text:p>31,9</text:p>
          </table:table-cell>
          <table:table-cell table:formula="of:=COUNTIF([.$A74:.$A$5001];[.A7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9" calcext:value-type="float">
            <text:p>31,9</text:p>
          </table:table-cell>
          <table:table-cell table:formula="of:=COUNTIF([.$A75:.$A$5001];[.A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8" calcext:value-type="float">
            <text:p>32,8</text:p>
          </table:table-cell>
          <table:table-cell table:formula="of:=COUNTIF([.$A76:.$A$5001];[.A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.4" calcext:value-type="float">
            <text:p>33,4</text:p>
          </table:table-cell>
          <table:table-cell table:formula="of:=COUNTIF([.$A77:.$A$5001];[.A7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.4" calcext:value-type="float">
            <text:p>33,4</text:p>
          </table:table-cell>
          <table:table-cell table:formula="of:=COUNTIF([.$A78:.$A$5001];[.A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9" calcext:value-type="float">
            <text:p>33,9</text:p>
          </table:table-cell>
          <table:table-cell table:formula="of:=COUNTIF([.$A79:.$A$5001];[.A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2" calcext:value-type="float">
            <text:p>34,2</text:p>
          </table:table-cell>
          <table:table-cell table:formula="of:=COUNTIF([.$A80:.$A$5001];[.A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81:.$A$5001];[.A81])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82:.$A$5001];[.A82]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83:.$A$5001];[.A83]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84:.$A$5001];[.A84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85:.$A$5001];[.A85]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86:.$A$5001];[.A86]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87:.$A$5001];[.A87]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88:.$A$5001];[.A88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89:.$A$5001];[.A89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90:.$A$5001];[.A9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6.9" calcext:value-type="float">
            <text:p>36,9</text:p>
          </table:table-cell>
          <table:table-cell table:formula="of:=COUNTIF([.$A91:.$A$5001];[.A9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.9" calcext:value-type="float">
            <text:p>36,9</text:p>
          </table:table-cell>
          <table:table-cell table:formula="of:=COUNTIF([.$A92:.$A$5001];[.A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3" calcext:value-type="float">
            <text:p>39,3</text:p>
          </table:table-cell>
          <table:table-cell table:formula="of:=COUNTIF([.$A93:.$A$5001];[.A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COUNTIF([.$A94:.$A$5001];[.A9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UNTIF([.$A95:.$A$5001];[.A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4" calcext:value-type="float">
            <text:p>40,4</text:p>
          </table:table-cell>
          <table:table-cell table:formula="of:=COUNTIF([.$A96:.$A$5001];[.A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1.1" calcext:value-type="float">
            <text:p>41,1</text:p>
          </table:table-cell>
          <table:table-cell table:formula="of:=COUNTIF([.$A97:.$A$5001];[.A9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.1" calcext:value-type="float">
            <text:p>41,1</text:p>
          </table:table-cell>
          <table:table-cell table:formula="of:=COUNTIF([.$A98:.$A$5001];[.A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.1" calcext:value-type="float">
            <text:p>42,1</text:p>
          </table:table-cell>
          <table:table-cell table:formula="of:=COUNTIF([.$A99:.$A$5001];[.A9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.1" calcext:value-type="float">
            <text:p>42,1</text:p>
          </table:table-cell>
          <table:table-cell table:formula="of:=COUNTIF([.$A100:.$A$5001];[.A1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.6" calcext:value-type="float">
            <text:p>43,6</text:p>
          </table:table-cell>
          <table:table-cell table:formula="of:=COUNTIF([.$A101:.$A$5001];[.A101]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43.6" calcext:value-type="float">
            <text:p>43,6</text:p>
          </table:table-cell>
          <table:table-cell table:formula="of:=COUNTIF([.$A102:.$A$5001];[.A102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43.6" calcext:value-type="float">
            <text:p>43,6</text:p>
          </table:table-cell>
          <table:table-cell table:formula="of:=COUNTIF([.$A103:.$A$5001];[.A10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3.6" calcext:value-type="float">
            <text:p>43,6</text:p>
          </table:table-cell>
          <table:table-cell table:formula="of:=COUNTIF([.$A104:.$A$5001];[.A10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.6" calcext:value-type="float">
            <text:p>43,6</text:p>
          </table:table-cell>
          <table:table-cell table:formula="of:=COUNTIF([.$A105:.$A$5001];[.A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8" calcext:value-type="float">
            <text:p>44,8</text:p>
          </table:table-cell>
          <table:table-cell table:formula="of:=COUNTIF([.$A106:.$A$5001];[.A106])" office:value-type="float" office:value="1" calcext:value-type="float">
            <text:p>1</text:p>
          </table:table-cell>
        </table:table-row>
      </table:table>
      <table:table table:name="Pythagoras" table:style-name="ta1">
        <table:table-column table:style-name="co5" table:number-columns-repeated="3" table:default-cell-style-name="Default"/>
        <table:table-column table:style-name="co5" table:default-cell-style-name="ce6"/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formula="of:=SQRT([.A1]*[.A1]+[.B1]*[.B1])" office:value-type="float" office:value="85" calcext:value-type="float">
            <text:p>85</text:p>
          </table:table-cell>
          <table:table-cell table:style-name="ce5" table:formula="of:=DEGREES(ATAN([.A1]/[.B1]))" office:value-type="float" office:value="8.79741070999106" calcext:value-type="float">
            <text:p>8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formula="of:=SQRT([.A2]*[.A2]+[.B2]*[.B2])" office:value-type="float" office:value="61" calcext:value-type="float">
            <text:p>61</text:p>
          </table:table-cell>
          <table:table-cell table:style-name="ce5" table:formula="of:=DEGREES(ATAN([.A2]/[.B2]))" office:value-type="float" office:value="10.3888578154696" calcext:value-type="float">
            <text:p>10,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SQRT([.A3]*[.A3]+[.B3]*[.B3])" office:value-type="float" office:value="101" calcext:value-type="float">
            <text:p>101</text:p>
          </table:table-cell>
          <table:table-cell table:style-name="ce5" table:formula="of:=DEGREES(ATAN([.A3]/[.B3]))" office:value-type="float" office:value="11.4211862749993" calcext:value-type="float">
            <text:p>11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SQRT([.A4]*[.A4]+[.B4]*[.B4])" office:value-type="float" office:value="41" calcext:value-type="float">
            <text:p>41</text:p>
          </table:table-cell>
          <table:table-cell table:style-name="ce5" table:formula="of:=DEGREES(ATAN([.A4]/[.B4]))" office:value-type="float" office:value="12.6803834918198" calcext:value-type="float">
            <text:p>12,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SQRT([.A5]*[.A5]+[.B5]*[.B5])" office:value-type="float" office:value="65" calcext:value-type="float">
            <text:p>65</text:p>
          </table:table-cell>
          <table:table-cell table:style-name="ce5" table:formula="of:=DEGREES(ATAN([.A5]/[.B5]))" office:value-type="float" office:value="14.2500326978036" calcext:value-type="float">
            <text:p>14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SQRT([.A6]*[.A6]+[.B6]*[.B6])" office:value-type="float" office:value="25" calcext:value-type="float">
            <text:p>25</text:p>
          </table:table-cell>
          <table:table-cell table:style-name="ce5" table:formula="of:=DEGREES(ATAN([.A6]/[.B6]))" office:value-type="float" office:value="16.260204708312" calcext:value-type="float">
            <text:p>16,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SQRT([.A7]*[.A7]+[.B7]*[.B7])" office:value-type="float" office:value="37" calcext:value-type="float">
            <text:p>37</text:p>
          </table:table-cell>
          <table:table-cell table:style-name="ce5" table:formula="of:=DEGREES(ATAN([.A7]/[.B7]))" office:value-type="float" office:value="18.9246444160512" calcext:value-type="float">
            <text:p>18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SQRT([.A8]*[.A8]+[.B8]*[.B8])" office:value-type="float" office:value="13" calcext:value-type="float">
            <text:p>13</text:p>
          </table:table-cell>
          <table:table-cell table:style-name="ce5" table:formula="of:=DEGREES(ATAN([.A8]/[.B8]))" office:value-type="float" office:value="22.6198649480404" calcext:value-type="float">
            <text:p>22,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formula="of:=SQRT([.A9]*[.A9]+[.B9]*[.B9])" office:value-type="float" office:value="85" calcext:value-type="float">
            <text:p>85</text:p>
          </table:table-cell>
          <table:table-cell table:style-name="ce5" table:formula="of:=DEGREES(ATAN([.A9]/[.B9]))" office:value-type="float" office:value="25.057615418303" calcext:value-type="float">
            <text:p>25,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formula="of:=SQRT([.A10]*[.A10]+[.B10]*[.B10])" office:value-type="float" office:value="89" calcext:value-type="float">
            <text:p>89</text:p>
          </table:table-cell>
          <table:table-cell table:style-name="ce5" table:formula="of:=DEGREES(ATAN([.A10]/[.B10]))" office:value-type="float" office:value="25.989233583833" calcext:value-type="float">
            <text:p>26,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QRT([.A11]*[.A11]+[.B11]*[.B11])" office:value-type="float" office:value="17" calcext:value-type="float">
            <text:p>17</text:p>
          </table:table-cell>
          <table:table-cell table:style-name="ce5" table:formula="of:=DEGREES(ATAN([.A11]/[.B11]))" office:value-type="float" office:value="28.072486935853" calcext:value-type="float">
            <text:p>28,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SQRT([.A12]*[.A12]+[.B12]*[.B12])" office:value-type="float" office:value="53" calcext:value-type="float">
            <text:p>53</text:p>
          </table:table-cell>
          <table:table-cell table:style-name="ce5" table:formula="of:=DEGREES(ATAN([.A12]/[.B12]))" office:value-type="float" office:value="31.8907918018457" calcext:value-type="float">
            <text:p>31,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formula="of:=SQRT([.A13]*[.A13]+[.B13]*[.B13])" office:value-type="float" office:value="109" calcext:value-type="float">
            <text:p>109</text:p>
          </table:table-cell>
          <table:table-cell table:style-name="ce5" table:formula="of:=DEGREES(ATAN([.A13]/[.B13]))" office:value-type="float" office:value="33.3984884679872" calcext:value-type="float">
            <text:p>33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QRT([.A14]*[.A14]+[.B14]*[.B14])" office:value-type="float" office:value="5" calcext:value-type="float">
            <text:p>5</text:p>
          </table:table-cell>
          <table:table-cell table:style-name="ce5" table:formula="of:=DEGREES(ATAN([.A14]/[.B14]))" office:value-type="float" office:value="36.869897645844" calcext:value-type="float">
            <text:p>36,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SQRT([.A15]*[.A15]+[.B15]*[.B15])" office:value-type="float" office:value="73" calcext:value-type="float">
            <text:p>73</text:p>
          </table:table-cell>
          <table:table-cell table:style-name="ce5" table:formula="of:=DEGREES(ATAN([.A15]/[.B15]))" office:value-type="float" office:value="41.1120904391669" calcext:value-type="float">
            <text:p>41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formula="of:=SQRT([.A16]*[.A16]+[.B16]*[.B16])" office:value-type="float" office:value="97" calcext:value-type="float">
            <text:p>97</text:p>
          </table:table-cell>
          <table:table-cell table:style-name="ce5" table:formula="of:=DEGREES(ATAN([.A16]/[.B16]))" office:value-type="float" office:value="42.0750220508436" calcext:value-type="float">
            <text:p>42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SQRT([.A17]*[.A17]+[.B17]*[.B17])" office:value-type="float" office:value="29" calcext:value-type="float">
            <text:p>29</text:p>
          </table:table-cell>
          <table:table-cell table:style-name="ce5" table:formula="of:=DEGREES(ATAN([.A17]/[.B17]))" office:value-type="float" office:value="43.6028189727036" calcext:value-type="float">
            <text:p>43,6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Tabelle2.A1:Tabelle2.D105" table:contains-header="false">
          <table:sort>
            <table:sort-by table:field-number="3" table:data-type="automatic"/>
          </table:sort>
        </table:database-range>
        <table:database-range table:name="__Anonymous_Sheet_DB__2" table:target-range-address="Tabelle3.A1:Tabelle3.B106" table:display-filter-buttons="true">
          <table:filter>
            <table:filter-and>
              <table:filter-condition table:field-number="1" table:value="1" table:operator="="/>
            </table:filter-and>
          </table:filter>
        </table:database-range>
        <table:database-range table:name="__Anonymous_Sheet_DB__3" table:target-range-address="Pythagoras.A1:Pythagoras.D1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.00.0000</text:date>, <text:time style:data-style-name="N2" text:time-value="19:10:20.5616098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8:15:34.130093445</meta:creation-date>
    <dc:date>2018-10-17T22:28:13.795587822</dc:date>
    <meta:editing-duration>PT3H4M39S</meta:editing-duration>
    <meta:editing-cycles>4</meta:editing-cycles>
    <meta:generator>LibreOffice/6.0.6.2$Linux_X86_64 LibreOffice_project/00$Build-2</meta:generator>
    <meta:document-statistic meta:table-count="4" meta:cell-count="1161" meta:object-count="0"/>
  </office:meta>
</office:document-meta>
</file>